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9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5.5pt"/>
    </style:style>
    <style:style style:name="co4" style:family="table-column">
      <style:table-column-properties fo:break-before="auto" style:column-width="45.21pt"/>
    </style:style>
    <style:style style:name="co5" style:family="table-column">
      <style:table-column-properties fo:break-before="auto" style:column-width="10.6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13.15pt"/>
    </style:style>
    <style:style style:name="co8" style:family="table-column">
      <style:table-column-properties fo:break-before="auto" style:column-width="13.66pt"/>
    </style:style>
    <style:style style:name="co9" style:family="table-column">
      <style:table-column-properties fo:break-before="auto" style:column-width="4.51pt"/>
    </style:style>
    <style:style style:name="co10" style:family="table-column">
      <style:table-column-properties fo:break-before="auto" style:column-width="13.49pt"/>
    </style:style>
    <style:style style:name="co11" style:family="table-column">
      <style:table-column-properties fo:break-before="auto" style:column-width="8.16pt"/>
    </style:style>
    <style:style style:name="co12" style:family="table-column">
      <style:table-column-properties fo:break-before="auto" style:column-width="8.79pt"/>
    </style:style>
    <style:style style:name="co13" style:family="table-column">
      <style:table-column-properties fo:break-before="auto" style:column-width="7.2pt"/>
    </style:style>
    <style:style style:name="co14" style:family="table-column">
      <style:table-column-properties fo:break-before="auto" style:column-width="8.25pt"/>
    </style:style>
    <style:style style:name="co15" style:family="table-column">
      <style:table-column-properties fo:break-before="auto" style:column-width="10.8pt"/>
    </style:style>
    <style:style style:name="co16" style:family="table-column">
      <style:table-column-properties fo:break-before="auto" style:column-width="10.09pt"/>
    </style:style>
    <style:style style:name="co17" style:family="table-column">
      <style:table-column-properties fo:break-before="auto" style:column-width="10.06pt"/>
    </style:style>
    <style:style style:name="co18" style:family="table-column">
      <style:table-column-properties fo:break-before="auto" style:column-width="7.71pt"/>
    </style:style>
    <style:style style:name="co19" style:family="table-column">
      <style:table-column-properties fo:break-before="auto" style:column-width="2.89pt"/>
    </style:style>
    <style:style style:name="co20" style:family="table-column">
      <style:table-column-properties fo:break-before="auto" style:column-width="25.46pt"/>
    </style:style>
    <style:style style:name="co21" style:family="table-column">
      <style:table-column-properties fo:break-before="auto" style:column-width="7.31pt"/>
    </style:style>
    <style:style style:name="co22" style:family="table-column">
      <style:table-column-properties fo:break-before="auto" style:column-width="28.66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6.94pt" fo:break-before="auto" style:use-optimal-row-height="false"/>
    </style:style>
    <style:style style:name="ro2" style:family="table-row">
      <style:table-row-properties style:row-height="7.4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3" style:family="table-cell" style:parent-style-name="Default">
      <style:table-cell-properties fo:border-bottom="0.74pt solid #000000" fo:border-left="none" fo:border-right="none" fo:border-top="none" style:vertical-align="middle"/>
      <style:text-properties fo:font-size="7pt" style:font-size-asian="7pt" style:font-size-complex="7pt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wrap-option="wrap" style:rotation-angle="270" style:vertical-align="top"/>
      <style:text-properties fo:font-size="5pt" style:font-size-asian="5pt" style:font-size-complex="5pt"/>
    </style:style>
    <style:style style:name="ce7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5pt" style:font-size-asian="5pt" style:font-size-complex="5pt"/>
    </style:style>
    <style:style style:name="ce8" style:family="table-cell" style:parent-style-name="Default">
      <style:text-properties fo:font-size="6pt" style:font-size-asian="6pt" style:font-size-complex="6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rotation-angle="270" style:vertical-align="top"/>
      <style:text-properties fo:color="#ff0000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11" style:family="table-cell" style:parent-style-name="Default">
      <style:table-cell-properties fo:wrap-option="wrap" style:rotation-angle="270" style:vertical-align="top"/>
      <style:text-properties style:font-name="Liberation Sans" fo:font-size="5pt" style:font-name-asian="Droid Sans Fallback" style:font-size-asian="5pt" style:font-name-complex="FreeSans" style:font-size-complex="5pt"/>
    </style:style>
    <style:style style:name="ce12" style:family="table-cell" style:parent-style-name="Default">
      <style:table-cell-properties style:rotation-angle="270" style:vertical-align="top"/>
      <style:text-properties fo:font-size="7pt" style:font-size-asian="7pt" style:font-size-complex="7pt"/>
    </style:style>
    <style:style style:name="ce13" style:family="table-cell" style:parent-style-name="Default">
      <style:table-cell-properties fo:wrap-option="wrap" style:rotation-angle="270" style:vertical-align="top"/>
      <style:text-properties fo:color="#3c3c3c" style:font-name="Liberation Sans" fo:font-size="6pt" fo:language="none" fo:country="none" style:font-name-asian="Ubuntu" style:font-size-asian="6pt" style:language-asian="none" style:country-asian="none" style:font-name-complex="Ubuntu" style:font-size-complex="6pt" style:language-complex="none" style:country-complex="none"/>
    </style:style>
    <style:style style:name="ce14" style:family="table-cell" style:parent-style-name="Default">
      <style:table-cell-properties fo:border="0.74pt solid #000000" style:rotation-angle="270" style:vertical-align="top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16" style:family="table-cell" style:parent-style-name="Default">
      <style:table-cell-properties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fo:border="0.74pt solid #000000" style:rotation-angle="270" style:vertical-align="top"/>
      <style:text-properties fo:font-size="6pt" style:font-size-asian="6pt" style:font-size-complex="6pt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rotation-angle="270" style:rotation-align="none"/>
    </style:style>
    <style:style style:name="ce20" style:family="table-cell" style:parent-style-name="Default">
      <style:table-cell-properties fo:background-color="#66ffff" fo:border="0.74pt solid #000000" style:rotation-angle="270" style:vertical-align="top"/>
      <style:text-properties fo:font-size="8pt" style:font-size-asian="8pt" style:font-size-complex="8pt"/>
    </style:style>
    <style:style style:name="ce21" style:family="table-cell" style:parent-style-name="Default">
      <style:table-cell-properties fo:wrap-option="wrap" style:rotation-angle="270" style:vertical-align="top"/>
      <style:text-properties style:use-window-font-color="true" fo:font-size="5pt" style:font-size-asian="5pt" style:font-size-complex="5pt"/>
    </style:style>
    <style:style style:name="ce22" style:family="table-cell" style:parent-style-name="Default">
      <style:text-properties style:use-window-font-color="true"/>
    </style:style>
    <style:style style:name="ce23" style:family="table-cell" style:parent-style-name="Default">
      <style:table-cell-properties fo:background-color="#66ffff"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fo:wrap-option="wrap" style:rotation-angle="270" style:vertical-align="top"/>
      <style:text-properties fo:color="#800000" fo:font-size="5pt" style:font-size-asian="5pt" style:font-size-complex="5pt"/>
    </style:style>
    <style:style style:name="ce26" style:family="table-cell" style:parent-style-name="Default">
      <style:table-cell-properties fo:background-color="#ffff99" fo:border="0.74pt solid #000000" style:rotation-angle="270" style:vertical-align="top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style:font-size-asian="8pt" style:font-size-complex="8pt"/>
    </style:style>
    <style:style style:name="ce28" style:family="table-cell" style:parent-style-name="Default">
      <style:table-cell-properties fo:wrap-option="wrap" fo:padding="0pt" style:rotation-angle="270" style:vertical-align="top"/>
      <style:text-properties fo:font-size="5pt" style:font-size-asian="5pt" style:font-size-complex="5pt"/>
    </style:style>
    <style:style style:name="ce29" style:family="table-cell" style:parent-style-name="Default">
      <style:table-cell-properties fo:padding="0pt"/>
    </style:style>
    <style:style style:name="ce30" style:family="table-cell" style:parent-style-name="Default">
      <style:table-cell-properties style:rotation-angle="270" style:vertical-align="top"/>
      <style:text-properties fo:font-size="5pt" style:font-size-asian="5pt" style:font-size-complex="5pt"/>
    </style:style>
    <style:style style:name="ce31" style:family="table-cell" style:parent-style-name="Default">
      <style:table-cell-properties fo:background-color="#ffffff" fo:border="0.74pt solid #000000" style:rotation-angle="270" style:vertical-align="top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4pt" style:font-size-asian="4pt" style:font-size-complex="4pt"/>
    </style:style>
    <style:style style:name="ce34" style:family="table-cell" style:parent-style-name="Default">
      <style:table-cell-properties fo:border-bottom="none" fo:border-left="0.74pt solid #808080" fo:border-right="0.74pt solid #808080" style:rotation-angle="270" fo:border-top="none" style:vertical-align="top"/>
      <style:text-properties fo:color="#808080" fo:font-size="8pt" style:font-size-asian="8pt" style:font-size-complex="8pt"/>
    </style:style>
    <style:style style:name="ce35" style:family="table-cell" style:parent-style-name="Default">
      <style:table-cell-properties fo:border-bottom="none" fo:border-left="0.74pt solid #000000" fo:border-right="none" style:rotation-angle="270" fo:border-top="none" style:vertical-align="top"/>
      <style:text-properties fo:font-size="8pt" style:font-size-asian="8pt" style:font-size-complex="8pt"/>
    </style:style>
    <style:style style:name="ce36" style:family="table-cell" style:parent-style-name="Default">
      <style:table-cell-properties fo:border="0.74pt solid #000000" style:rotation-angle="270" style:vertical-align="top"/>
      <style:text-properties fo:font-size="5pt" style:font-size-asian="5pt" style:font-size-complex="5pt"/>
    </style:style>
    <style:style style:name="ce37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ackground-color="#ffff99" fo:border="0.74pt solid #000000" style:rotation-angle="270" style:vertical-align="top"/>
      <style:text-properties fo:font-size="6pt" style:font-size-asian="6pt" style:font-size-complex="6pt"/>
    </style:style>
    <style:style style:name="ce39" style:family="table-cell" style:parent-style-name="Default">
      <style:table-cell-properties fo:border-bottom="none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fo:border-left="0.74pt solid #000000" fo:border-right="0.74pt solid #000000" fo:border-top="none"/>
    </style:style>
    <style:style style:name="ce4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2" style:family="table-cell" style:parent-style-name="Default">
      <style:table-cell-properties fo:background-color="#0000cc" fo:border="0.74pt solid #000000" style:rotation-angle="270" style:vertical-align="top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6pt" style:font-size-asian="6pt" style:font-size-complex="6pt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order-bottom="0.74pt solid #000000" fo:border-left="none" fo:border-right="none" fo:border-top="none"/>
    </style:style>
    <style:style style:name="ce46" style:family="table-cell" style:parent-style-name="Default">
      <style:table-cell-properties fo:border-bottom="0.74pt solid #999999" fo:border-left="none" fo:border-right="none" fo:border-top="none"/>
    </style:style>
    <style:style style:name="ce47" style:family="table-cell" style:parent-style-name="Default">
      <style:table-cell-properties fo:border-bottom="none" fo:border-left="none" fo:border-right="none" fo:border-top="0.74pt solid #999999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50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51" style:family="table-cell" style:parent-style-name="Default">
      <style:table-cell-properties fo:background-color="transparent"/>
      <style:text-properties fo:color="#ff0000" fo:font-size="6pt" style:font-size-asian="6pt" style:font-size-complex="6pt"/>
    </style:style>
    <style:style style:name="ce52" style:family="table-cell" style:parent-style-name="Default">
      <style:text-properties fo:color="#800000" fo:font-size="6pt" style:font-size-asian="6pt" style:font-size-complex="6pt"/>
    </style:style>
    <style:style style:name="ce53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dam-Flut</text:p>
          </table:table-cell>
          <table:table-cell table:number-columns-repeated="42"/>
          <table:table-cell table:style-name="ce48" office:value-type="float" office:value="-4243" calcext:value-type="float" table:number-columns-spanned="1" table:number-rows-spanned="2">
            <text:p>-4243</text:p>
          </table:table-cell>
          <table:table-cell/>
        </table:table-row>
        <table:table-row table:style-name="ro2">
          <table:covered-table-cell/>
          <table:table-cell table:number-columns-repeated="38"/>
          <table:table-cell table:style-name="ce45"/>
          <table:table-cell table:style-name="ce44"/>
          <table:table-cell table:style-name="ce48" office:value-type="float" office:value="0" calcext:value-type="float" table:number-columns-spanned="1" table:number-rows-spanned="2">
            <text:p>0</text:p>
          </table:table-cell>
          <table:table-cell table:style-name="ce48"/>
          <table:covered-table-cell/>
          <table:table-cell/>
        </table:table-row>
        <table:table-row-group>
          <table:table-row table:style-name="ro2">
            <table:table-cell table:number-columns-repeated="37"/>
            <table:table-cell table:style-name="ce14" office:value-type="string" calcext:value-type="string" table:number-columns-spanned="1" table:number-rows-spanned="28">
              <text:p>Adam (1. G)</text:p>
            </table:table-cell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37"/>
            <table:covered-table-cell table:style-name="ce40"/>
            <table:table-cell table:style-name="ce44"/>
            <table:table-cell table:number-columns-repeated="6"/>
          </table:table-row>
          <table:table-row table:style-name="ro2">
            <table:table-cell table:number-columns-repeated="37"/>
            <table:covered-table-cell table:style-name="ce40"/>
            <table:table-cell table:style-name="ce44"/>
            <table:table-cell table:style-name="ce45"/>
            <table:table-cell table:style-name="ce44"/>
            <table:table-cell table:style-name="ce48" office:value-type="float" office:value="130" calcext:value-type="float" table:number-columns-spanned="1" table:number-rows-spanned="2">
              <text:p>13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37"/>
            <table:covered-table-cell table:style-name="ce40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34"/>
            <table:table-cell table:style-name="ce14" office:value-type="string" calcext:value-type="string" table:number-columns-spanned="1" table:number-rows-spanned="30">
              <text:p>Seth (2. G)</text:p>
            </table:table-cell>
            <table:table-cell table:number-columns-repeated="2"/>
            <table:covered-table-cell table:style-name="ce40"/>
            <table:table-cell table:style-name="ce44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34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5"/>
            <table:table-cell table:style-name="ce44"/>
            <table:table-cell table:style-name="ce48" office:value-type="float" office:value="235" calcext:value-type="float" table:number-columns-spanned="1" table:number-rows-spanned="2">
              <text:p>23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34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table-cell table:style-name="ce7" office:value-type="string" calcext:value-type="string" table:number-columns-spanned="1" table:number-rows-spanned="36">
              <text:p>Von Geburt Enosch bis zum Tod seines Sohnes Kenan: 1000 Jahre</text:p>
            </table:table-cell>
            <table:table-cell table:number-columns-repeated="23"/>
            <table:table-cell table:style-name="ce14" office:value-type="string" calcext:value-type="string" table:number-columns-spanned="1" table:number-rows-spanned="33">
              <text:p>Enosch (3. G)</text:p>
            </table:table-cell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3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5"/>
            <table:table-cell table:style-name="ce44"/>
            <table:table-cell table:style-name="ce48" office:value-type="float" office:value="325" calcext:value-type="float" table:number-columns-spanned="1" table:number-rows-spanned="2">
              <text:p>32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23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0"/>
            <table:table-cell table:style-name="ce16" office:value-type="string" calcext:value-type="string" table:number-columns-spanned="1" table:number-rows-spanned="33">
              <text:p>Kenan (4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5"/>
            <table:table-cell table:style-name="ce44"/>
            <table:table-cell table:style-name="ce48" office:value-type="float" office:value="395" calcext:value-type="float" table:number-columns-spanned="1" table:number-rows-spanned="2">
              <text:p>39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7"/>
            <table:table-cell table:style-name="ce16" office:value-type="string" calcext:value-type="string" table:number-columns-spanned="1" table:number-rows-spanned="33">
              <text:p>Mahalel (5. G)</text:p>
            </table:table-cell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5"/>
            <table:table-cell table:style-name="ce44"/>
            <table:table-cell table:style-name="ce48" office:value-type="float" office:value="460" calcext:value-type="float" table:number-columns-spanned="1" table:number-rows-spanned="2">
              <text:p>46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4"/>
            <table:table-cell table:style-name="ce14" office:value-type="string" calcext:value-type="string" table:number-columns-spanned="1" table:number-rows-spanned="33">
              <text:p>Jered (6. G)</text:p>
            </table:table-cell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5"/>
            <table:table-cell table:style-name="ce44"/>
            <table:table-cell table:style-name="ce48" office:value-type="float" office:value="622" calcext:value-type="float" table:number-columns-spanned="1" table:number-rows-spanned="2">
              <text:p>622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1"/>
            <table:table-cell table:style-name="ce16" office:value-type="string" calcext:value-type="string" table:number-columns-spanned="1" table:number-rows-spanned="12">
              <text:p>Henoch (7. G)</text:p>
            </table:table-cell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5"/>
            <table:table-cell table:style-name="ce44"/>
            <table:table-cell table:style-name="ce48" office:value-type="float" office:value="687" calcext:value-type="float" table:number-columns-spanned="1" table:number-rows-spanned="2">
              <text:p>68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9"/>
            <table:table-cell table:style-name="ce16" office:value-type="string" calcext:value-type="string" table:number-columns-spanned="1" table:number-rows-spanned="43">
              <text:p>Methusala (8. G)</text:p>
            </table:table-cell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5"/>
            <table:table-cell table:style-name="ce44"/>
            <table:table-cell table:style-name="ce48" office:value-type="float" office:value="874" calcext:value-type="float" table:number-columns-spanned="1" table:number-rows-spanned="2">
              <text:p>874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table-cell table:style-name="ce14" office:value-type="string" calcext:value-type="string" table:number-columns-spanned="1" table:number-rows-spanned="37">
              <text:p>Lamech (9. G)</text:p>
            </table:table-cell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5"/>
            <table:table-cell table:style-name="ce44"/>
            <table:table-cell table:style-name="ce48" office:value-type="float" office:value="930" calcext:value-type="float" table:number-columns-spanned="1" table:number-rows-spanned="2">
              <text:p>93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1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987" calcext:value-type="float" table:number-columns-spanned="1" table:number-rows-spanned="2">
              <text:p>98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1042" calcext:value-type="float" table:number-columns-spanned="1" table:number-rows-spanned="2">
              <text:p>1042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10"/>
            <table:table-cell table:style-name="ce45"/>
            <table:table-cell table:style-name="ce48" office:value-type="float" office:value="-3178" calcext:value-type="float" table:number-columns-spanned="1" table:number-rows-spanned="2">
              <text:p>-3178</text:p>
            </table:table-cell>
            <table:table-cell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5"/>
            <table:table-cell table:style-name="ce44"/>
            <table:table-cell table:style-name="ce48" office:value-type="float" office:value="1056" calcext:value-type="float" table:number-columns-spanned="1" table:number-rows-spanned="2">
              <text:p>1056</text:p>
            </table:table-cell>
            <table:table-cell table:style-name="ce48"/>
            <table:covered-table-cell/>
            <table:table-cell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67">
              <text:p>Noah (10. G)</text:p>
            </table:table-cell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5"/>
            <table:table-cell table:style-name="ce44"/>
            <table:table-cell table:style-name="ce48" office:value-type="float" office:value="1140" calcext:value-type="float" table:number-columns-spanned="1" table:number-rows-spanned="2">
              <text:p>114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10"/>
            <table:table-cell table:style-name="ce45"/>
            <table:table-cell table:style-name="ce44"/>
            <table:table-cell table:style-name="ce48" office:value-type="float" office:value="1235" calcext:value-type="float" table:number-columns-spanned="1" table:number-rows-spanned="2">
              <text:p>1235</text:p>
            </table:table-cell>
            <table:table-cell table:style-name="ce48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5:14</text:p>
            </table:table-cell>
            <table:table-cell table:style-name="ce3"/>
            <table:table-cell table:number-columns-repeated="4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10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9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19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13"/>
            <table:table-cell table:style-name="ce45"/>
            <table:table-cell table:style-name="ce44"/>
            <table:table-cell table:style-name="ce48" office:value-type="float" office:value="1290" calcext:value-type="float" table:number-columns-spanned="1" table:number-rows-spanned="2">
              <text:p>129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16"/>
            <table:table-cell table:style-name="ce45"/>
            <table:table-cell table:style-name="ce44"/>
            <table:table-cell table:style-name="ce48" office:value-type="float" office:value="1422" calcext:value-type="float" table:number-columns-spanned="1" table:number-rows-spanned="2">
              <text:p>1422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16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7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6:30</text:p>
            </table:table-cell>
            <table:table-cell table:style-name="ce3"/>
            <table:table-cell table:number-columns-repeated="9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5"/>
            <table:table-cell table:style-name="ce44"/>
            <table:table-cell table:style-name="ce48" office:value-type="float" office:value="1536" calcext:value-type="float" table:number-columns-spanned="1" table:number-rows-spanned="2">
              <text:p>1536</text:p>
            </table:table-cell>
            <table:table-cell table:style-name="ce48"/>
            <table:table-cell table:number-columns-repeated="2"/>
          </table:table-row>
          <table:table-row table:style-name="ro2">
            <table:table-cell/>
            <table:covered-table-cell/>
            <table:table-cell table:style-name="ce4"/>
            <table:table-cell table:number-columns-repeated="4"/>
            <table:table-cell table:style-name="ce7" office:value-type="string" calcext:value-type="string" table:number-columns-spanned="1" table:number-rows-spanned="13">
              <text:p>Gptt gibt 120 Jahre bis zur Flut</text:p>
            </table:table-cell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2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2"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7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5"/>
            <table:table-cell table:style-name="ce44"/>
            <table:table-cell table:style-name="ce48" office:value-type="float" office:value="1556" calcext:value-type="float" table:number-columns-spanned="1" table:number-rows-spanned="2">
              <text:p>155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7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5"/>
            <table:table-cell table:style-name="ce44"/>
            <table:table-cell table:style-name="ce48" office:value-type="float" office:value="1558" calcext:value-type="float" table:number-columns-spanned="1" table:number-rows-spanned="2">
              <text:p>155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16"/>
            <table:table-cell table:style-name="ce14" office:value-type="string" calcext:value-type="string" table:number-columns-spanned="1" table:number-rows-spanned="106">
              <text:p>Sem (11. G)</text:p>
            </table:table-cell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1651" calcext:value-type="float" table:number-columns-spanned="1" table:number-rows-spanned="2">
              <text:p>1651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 table:number-columns-repeated="2"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7"/>
            <table:table-cell table:style-name="ce45"/>
            <table:table-cell table:style-name="ce48" office:value-type="float" office:value="-2578" calcext:value-type="float" table:number-columns-spanned="1" table:number-rows-spanned="2">
              <text:p>-2578</text:p>
            </table:table-cell>
            <table:table-cell table:style-name="ce8" office:value-type="string" calcext:value-type="string">
              <text:p>Gemäss Darren Thompson (4<text:span text:style-name="T3">th</text:span> Day) -2311</text:p>
            </table:table-cell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 table:number-columns-repeated="2"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1656" calcext:value-type="float" table:number-columns-spanned="1" table:number-rows-spanned="2">
              <text:p>1656</text:p>
            </table:table-cell>
            <table:table-cell table:style-name="ce48"/>
            <table:covered-table-cell/>
            <table:table-cell/>
          </table:table-row>
          <table:table-row table:style-name="ro2">
            <table:table-cell table:number-columns-repeated="12"/>
            <table:covered-table-cell/>
            <table:table-cell table:number-columns-repeated="2"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2">
            <text:p>Noah-Abraham</text:p>
          </table:table-cell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table-cell table:style-name="ce42" office:value-type="string" calcext:value-type="string" table:number-columns-spanned="1" table:number-rows-spanned="3">
            <text:p>Flut</text:p>
          </table:table-cell>
          <table:table-cell table:number-columns-repeated="7"/>
        </table:table-row>
        <table:table-row table:style-name="ro2">
          <table:covered-table-cell/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1657" calcext:value-type="float" table:number-columns-spanned="1" table:number-rows-spanned="2">
            <text:p>1657</text:p>
          </table:table-cell>
          <table:table-cell table:number-columns-repeated="3"/>
        </table:table-row>
        <table:table-row-group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10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1658" calcext:value-type="float" table:number-columns-spanned="1" table:number-rows-spanned="2">
              <text:p>165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table-cell table:style-name="ce14" office:value-type="string" calcext:value-type="string" table:number-columns-spanned="1" table:number-rows-spanned="66">
              <text:p>Arpaksad (12. G)</text:p>
            </table:table-cell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693" calcext:value-type="float" table:number-columns-spanned="1" table:number-rows-spanned="2">
              <text:p>1693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18"/>
            <table:table-cell table:style-name="ce14" office:value-type="string" calcext:value-type="string" table:number-columns-spanned="1" table:number-rows-spanned="80">
              <text:p>Schelach (13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1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723" calcext:value-type="float" table:number-columns-spanned="1" table:number-rows-spanned="2">
              <text:p>1723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1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15"/>
            <table:table-cell table:style-name="ce14" office:value-type="string" calcext:value-type="string" table:number-columns-spanned="1" table:number-rows-spanned="101">
              <text:p>Heber (14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757" calcext:value-type="float" table:number-columns-spanned="1" table:number-rows-spanned="2">
              <text:p>175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12"/>
            <table:table-cell table:style-name="ce14" office:value-type="string" calcext:value-type="string" table:number-columns-spanned="1" table:number-rows-spanned="18">
              <text:p>Peleg (15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787" calcext:value-type="float" table:number-columns-spanned="1" table:number-rows-spanned="2">
              <text:p>178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table-cell table:style-name="ce14" office:value-type="string" calcext:value-type="string" table:number-columns-spanned="1" table:number-rows-spanned="31">
              <text:p>Reghu (16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819" calcext:value-type="float" table:number-columns-spanned="1" table:number-rows-spanned="2">
              <text:p>181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table-cell table:style-name="ce14" office:value-type="string" calcext:value-type="string" table:number-columns-spanned="1" table:number-rows-spanned="32">
              <text:p>Serug (17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849" calcext:value-type="float" table:number-columns-spanned="1" table:number-rows-spanned="2">
              <text:p>184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4"/>
            <table:table-cell table:style-name="ce14" office:value-type="string" calcext:value-type="string" table:number-columns-spanned="1" table:number-rows-spanned="12">
              <text:p>Nahor (18. G)</text:p>
            </table:table-cell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8" office:value-type="float" office:value="-2356" calcext:value-type="float" table:number-columns-spanned="1" table:number-rows-spanned="2">
              <text:p>-2356</text:p>
            </table:table-cell>
            <table:table-cell/>
          </table:table-row>
          <table:table-row table:style-name="ro2">
            <table:table-cell table:number-columns-repeated="12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878" calcext:value-type="float" table:number-columns-spanned="1" table:number-rows-spanned="2">
              <text:p>1878</text:p>
            </table:table-cell>
            <table:table-cell table:style-name="ce48"/>
            <table:covered-table-cell/>
            <table:table-cell/>
          </table:table-row>
          <table:table-row table:style-name="ro2">
            <table:table-cell table:number-columns-repeated="12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table-cell table:style-name="ce14" office:value-type="string" calcext:value-type="string" table:number-columns-spanned="1" table:number-rows-spanned="27">
              <text:p>Tarah (19. G)</text:p>
            </table:table-cell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948" calcext:value-type="float" table:number-columns-spanned="1" table:number-rows-spanned="2">
              <text:p>194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996" calcext:value-type="float" table:number-columns-spanned="1" table:number-rows-spanned="2">
              <text:p>199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997" calcext:value-type="float" table:number-columns-spanned="1" table:number-rows-spanned="2">
              <text:p>199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06" calcext:value-type="float" table:number-columns-spanned="1" table:number-rows-spanned="2">
              <text:p>200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4"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8" office:value-type="float" office:value="-2226" calcext:value-type="float" table:number-columns-spanned="1" table:number-rows-spanned="2">
              <text:p>-2226</text:p>
            </table:table-cell>
            <table:table-cell table:style-name="ce8" office:value-type="string" calcext:value-type="string">
              <text:p>Gemäss Darren Thompson (4<text:span text:style-name="T3">th</text:span> Day) -2019</text:p>
            </table:table-cell>
          </table:table-row>
          <table:table-row table:style-name="ro2">
            <table:table-cell table:number-columns-repeated="14"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08" calcext:value-type="float" table:number-columns-spanned="1" table:number-rows-spanned="2">
              <text:p>2008</text:p>
            </table:table-cell>
            <table:table-cell table:style-name="ce48"/>
            <table:covered-table-cell/>
            <table:table-cell/>
          </table:table-row>
          <table:table-row table:style-name="ro2">
            <table:table-cell table:number-columns-repeated="14"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2">
            <text:p>Abraham-Mose</text:p>
          </table:table-cell>
          <table:table-cell table:number-columns-repeated="11"/>
          <table:table-cell table:style-name="ce14" office:value-type="string" calcext:value-type="string" table:number-columns-spanned="1" table:number-rows-spanned="68">
            <text:p>Abraham (20. G)</text:p>
          </table:table-cell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covered-table-cell/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2018" calcext:value-type="float" table:number-columns-spanned="1" table:number-rows-spanned="2">
            <text:p>2018</text:p>
          </table:table-cell>
          <table:table-cell table:style-name="ce48"/>
          <table:table-cell table:number-columns-repeated="2"/>
        </table:table-row>
        <table:table-row-group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0"/>
            <table:table-cell table:style-name="ce14" office:value-type="string" calcext:value-type="string" table:number-columns-spanned="1" table:number-rows-spanned="47">
              <text:p>Sarah</text:p>
            </table:table-cell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26" calcext:value-type="float" table:number-columns-spanned="1" table:number-rows-spanned="2">
              <text:p>202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49" calcext:value-type="float" table:number-columns-spanned="1" table:number-rows-spanned="2">
              <text:p>204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83" calcext:value-type="float" table:number-columns-spanned="1" table:number-rows-spanned="2">
              <text:p>2083</text:p>
            </table:table-cell>
            <table:table-cell table:style-name="ce48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2:4</text:p>
            </table:table-cell>
            <table:table-cell table:style-name="ce3"/>
            <table:table-cell table:style-name="ce2" office:value-type="string" calcext:value-type="string" table:number-columns-spanned="1" table:number-rows-spanned="2">
              <text:p>Apg 7:4</text:p>
            </table:table-cell>
            <table:table-cell table:style-name="ce3" table:number-columns-repeated="3"/>
            <table:table-cell table:number-columns-repeated="3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covered-table-cell/>
            <table:table-cell table:style-name="ce4" table:number-columns-repeated="3"/>
            <table:table-cell table:style-name="ce6" office:value-type="string" calcext:value-type="string" table:number-columns-spanned="2" table:number-rows-spanned="5">
              <text:p>Abrahm zieht aus Haran</text:p>
            </table:table-cell>
            <table:covered-table-cell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88" calcext:value-type="float" table:number-columns-spanned="1" table:number-rows-spanned="2">
              <text:p>208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92" calcext:value-type="float" table:number-columns-spanned="1" table:number-rows-spanned="2">
              <text:p>2092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93" calcext:value-type="float" table:number-columns-spanned="1" table:number-rows-spanned="2">
              <text:p>2093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94" calcext:value-type="float" table:number-columns-spanned="1" table:number-rows-spanned="2">
              <text:p>2094</text:p>
            </table:table-cell>
            <table:table-cell table:style-name="ce48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6:16</text:p>
            </table:table-cell>
            <table:table-cell table:style-name="ce3"/>
            <table:table-cell table:number-columns-repeated="7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7"/>
            <table:covered-table-cell/>
            <table:table-cell/>
            <table:covered-table-cell/>
            <table:table-cell table:number-columns-repeated="12"/>
            <table:table-cell table:style-name="ce14" office:value-type="string" calcext:value-type="string" table:number-columns-spanned="1" table:number-rows-spanned="52">
              <text:p>Ismael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96" calcext:value-type="float" table:number-columns-spanned="1" table:number-rows-spanned="2">
              <text:p>209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2107" calcext:value-type="float" table:number-columns-spanned="1" table:number-rows-spanned="2">
              <text:p>2107</text:p>
            </table:table-cell>
            <table:table-cell table:style-name="ce48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7:24</text:p>
            </table:table-cell>
            <table:table-cell table:style-name="ce3"/>
            <table:table-cell table:number-columns-repeated="7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4"/>
            <table:table-cell table:style-name="ce6" office:value-type="string" calcext:value-type="string" table:number-columns-spanned="2" table:number-rows-spanned="10">
              <text:p>Bundeschliessung. Abraham 99, Ismael 13 jährig, </text:p>
            </table:table-cell>
            <table:covered-table-cell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7:24</text:p>
            </table:table-cell>
            <table:table-cell table:style-name="ce3"/>
            <table:table-cell table:number-columns-repeated="4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/>
            <table:covered-table-cell/>
            <table:table-cell table:style-name="ce4"/>
            <table:table-cell table:number-columns-repeated="2"/>
            <table:table-cell table:style-name="ce6" office:value-type="string" calcext:value-type="string" table:number-columns-spanned="1" table:number-rows-spanned="10">
              <text:p>Sodom und Gomorra</text:p>
            </table:table-cell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2108" calcext:value-type="float" table:number-columns-spanned="1" table:number-rows-spanned="2">
              <text:p>210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table-cell table:style-name="ce14" office:value-type="string" calcext:value-type="string" table:number-columns-spanned="1" table:number-rows-spanned="80">
              <text:p>Isaak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2121" calcext:value-type="float" table:number-columns-spanned="1" table:number-rows-spanned="2">
              <text:p>2121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2126" calcext:value-type="float" table:number-columns-spanned="1" table:number-rows-spanned="2">
              <text:p>212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2145" calcext:value-type="float" table:number-columns-spanned="1" table:number-rows-spanned="2">
              <text:p>214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2148" calcext:value-type="float" table:number-columns-spanned="1" table:number-rows-spanned="2">
              <text:p>2148</text:p>
            </table:table-cell>
            <table:table-cell table:style-name="ce48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25:20</text:p>
            </table:table-cell>
            <table:table-cell table:style-name="ce3"/>
            <table:table-cell table:number-columns-repeated="9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4"/>
            <table:table-cell table:style-name="ce6" office:value-type="string" calcext:value-type="string" table:number-columns-spanned="2" table:number-rows-spanned="7">
              <text:p>Isaak 40 j, heiratet Rebekka</text:p>
            </table:table-cell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2158" calcext:value-type="float" table:number-columns-spanned="1" table:number-rows-spanned="2">
              <text:p>215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8" office:value-type="float" office:value="-2066" calcext:value-type="float" table:number-columns-spanned="1" table:number-rows-spanned="2">
              <text:p>-2066</text:p>
            </table:table-cell>
            <table:table-cell table:style-name="ce8" office:value-type="string" calcext:value-type="string">
              <text:p>Gemäss Darren Thompson (4<text:span text:style-name="T3">th</text:span> Day) -1859</text:p>
            </table:table-cell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5"/>
            <table:table-cell table:style-name="ce44"/>
            <table:table-cell table:style-name="ce48" office:value-type="float" office:value="2168" calcext:value-type="float" table:number-columns-spanned="1" table:number-rows-spanned="2">
              <text:p>2168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6"/>
            <table:table-cell table:style-name="ce14" office:value-type="string" calcext:value-type="string" table:number-columns-spanned="1" table:number-rows-spanned="21">
              <text:p>Jakob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1"/>
            <table:table-cell table:style-name="ce44"/>
            <table:table-cell table:number-columns-repeated="4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5"/>
            <table:table-cell table:style-name="ce44"/>
            <table:table-cell table:style-name="ce48" office:value-type="float" office:value="2167" calcext:value-type="float" table:number-columns-spanned="1" table:number-rows-spanned="2">
              <text:p>216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5"/>
            <table:table-cell table:style-name="ce44"/>
            <table:table-cell table:style-name="ce48" office:value-type="float" office:value="2183" calcext:value-type="float" table:number-columns-spanned="1" table:number-rows-spanned="2">
              <text:p>2183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5"/>
            <table:table-cell table:style-name="ce44"/>
            <table:table-cell table:style-name="ce48" office:value-type="float" office:value="2187" calcext:value-type="float" table:number-columns-spanned="1" table:number-rows-spanned="2">
              <text:p>218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208" calcext:value-type="float" table:number-columns-spanned="1" table:number-rows-spanned="2">
              <text:p>220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231" calcext:value-type="float" table:number-columns-spanned="1" table:number-rows-spanned="2">
              <text:p>2231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5"/>
            <table:table-cell table:style-name="ce44"/>
            <table:table-cell table:style-name="ce48" office:value-type="float" office:value="2245" calcext:value-type="float" table:number-columns-spanned="1" table:number-rows-spanned="2">
              <text:p>224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table-cell table:style-name="ce17" office:value-type="string" calcext:value-type="string" table:number-columns-spanned="1" table:number-rows-spanned="9">
              <text:p>7 Jahre bei Laban</text:p>
            </table:table-cell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5"/>
            <table:table-cell table:style-name="ce44"/>
            <table:table-cell table:style-name="ce48" office:value-type="float" office:value="2252" calcext:value-type="float" table:number-columns-spanned="1" table:number-rows-spanned="2">
              <text:p>2252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table-cell table:style-name="ce17" office:value-type="string" calcext:value-type="string" table:number-columns-spanned="1" table:number-rows-spanned="18">
              <text:p>Weitere 13 Jahre bei Laban</text:p>
            </table:table-cell>
            <table:table-cell table:number-columns-repeated="2"/>
            <table:covered-table-cell/>
            <table:table-cell table:number-columns-repeated="17"/>
            <table:table-cell table:style-name="ce44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5"/>
            <table:table-cell table:style-name="ce44"/>
            <table:table-cell table:style-name="ce48" office:value-type="float" office:value="2253" calcext:value-type="float" table:number-columns-spanned="1" table:number-rows-spanned="2">
              <text:p>2253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5"/>
            <table:table-cell table:style-name="ce44"/>
            <table:table-cell table:style-name="ce48" office:value-type="float" office:value="2254" calcext:value-type="float" table:number-columns-spanned="1" table:number-rows-spanned="2">
              <text:p>2254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5"/>
            <table:table-cell table:style-name="ce44"/>
            <table:table-cell table:style-name="ce48" office:value-type="float" office:value="2255" calcext:value-type="float" table:number-columns-spanned="1" table:number-rows-spanned="2">
              <text:p>225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9"/>
            <table:table-cell table:style-name="ce45"/>
            <table:table-cell table:style-name="ce48" office:value-type="float" office:value="-1975" calcext:value-type="float" table:number-columns-spanned="1" table:number-rows-spanned="2">
              <text:p>-1975</text:p>
            </table:table-cell>
            <table:table-cell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5"/>
            <table:table-cell table:style-name="ce44"/>
            <table:table-cell table:style-name="ce48" office:value-type="float" office:value="2259" calcext:value-type="float" table:number-columns-spanned="1" table:number-rows-spanned="2">
              <text:p>2259</text:p>
            </table:table-cell>
            <table:table-cell table:style-name="ce4"/>
            <table:covered-table-cell/>
            <table:table-cell table:style-name="ce8" office:value-type="string" calcext:value-type="string">
              <text:p>Gemäss Möller: ca 1745 v. Chr.</text:p>
            </table:table-cell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table-cell table:style-name="ce16" office:value-type="string" calcext:value-type="string" table:number-columns-spanned="1" table:number-rows-spanned="51">
              <text:p>Joseph</text:p>
            </table:table-cell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65" calcext:value-type="float" table:number-columns-spanned="1" table:number-rows-spanned="2">
              <text:p>226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table-cell table:style-name="ce14" table:number-columns-spanned="1" table:number-rows-spanned="27"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76" calcext:value-type="float" table:number-columns-spanned="1" table:number-rows-spanned="2">
              <text:p>227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87" calcext:value-type="float" table:number-columns-spanned="1" table:number-rows-spanned="2">
              <text:p>228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88" calcext:value-type="float" table:number-columns-spanned="1" table:number-rows-spanned="2">
              <text:p>228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3"/>
            <table:table-cell table:style-name="ce45"/>
            <table:table-cell table:style-name="ce48" office:value-type="float" office:value="-1945" calcext:value-type="float" table:number-columns-spanned="1" table:number-rows-spanned="2">
              <text:p>-1945</text:p>
            </table:table-cell>
            <table:table-cell/>
          </table:table-row>
          <table:table-row table:style-name="ro2">
            <table:table-cell table:number-columns-repeated="19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89" calcext:value-type="float" table:number-columns-spanned="1" table:number-rows-spanned="2">
              <text:p>2289</text:p>
            </table:table-cell>
            <table:table-cell table:style-name="ce4"/>
            <table:covered-table-cell/>
            <table:table-cell table:style-name="ce8"/>
          </table:table-row>
          <table:table-row table:style-name="ro2">
            <table:table-cell table:number-columns-repeated="19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7" office:value-type="string" calcext:value-type="string" table:number-columns-spanned="1" table:number-rows-spanned="9">
              <text:p>7 Jahre Ueberfluss</text:p>
            </table:table-cell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93" calcext:value-type="float" table:number-columns-spanned="1" table:number-rows-spanned="2">
              <text:p>2293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94" calcext:value-type="float" table:number-columns-spanned="1" table:number-rows-spanned="2">
              <text:p>2294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3"/>
            <table:table-cell table:style-name="ce45"/>
            <table:table-cell table:style-name="ce48" office:value-type="float" office:value="-1938" calcext:value-type="float" table:number-columns-spanned="1" table:number-rows-spanned="2">
              <text:p>-1938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96" calcext:value-type="float" table:number-columns-spanned="1" table:number-rows-spanned="2">
              <text:p>2296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0"/>
            <table:table-cell table:style-name="ce7" office:value-type="string" calcext:value-type="string" table:number-columns-spanned="1" table:number-rows-spanned="8">
              <text:p>7 Jahre Hunger</text:p>
            </table:table-cell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98" calcext:value-type="float" table:number-columns-spanned="1" table:number-rows-spanned="2">
              <text:p>229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7" office:value-type="string" calcext:value-type="string" table:number-columns-spanned="1" table:number-rows-spanned="48">
              <text:p>430 Jahre in Aegypten (2. Mo 12:40-41) – vgl Gal 3:17</text:p>
            </table:table-cell>
            <table:table-cell/>
            <table:covered-table-cell/>
            <table:table-cell table:number-columns-repeated="8"/>
            <table:table-cell table:style-name="ce14" office:value-type="string" calcext:value-type="string" table:number-columns-spanned="1" table:number-rows-spanned="12">
              <text:p>In Aegypten</text:p>
            </table:table-cell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3"/>
            <table:table-cell table:style-name="ce45"/>
            <table:table-cell table:style-name="ce48" office:value-type="float" office:value="-1931" calcext:value-type="float" table:number-columns-spanned="1" table:number-rows-spanned="2">
              <text:p>-1931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303" calcext:value-type="float" table:number-columns-spanned="1" table:number-rows-spanned="2">
              <text:p>2303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8"/>
            <table:covered-table-cell/>
            <table:table-cell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304" calcext:value-type="float" table:number-columns-spanned="1" table:number-rows-spanned="2">
              <text:p>2304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315" calcext:value-type="float" table:number-columns-spanned="1" table:number-rows-spanned="2">
              <text:p>231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328" calcext:value-type="float" table:number-columns-spanned="1" table:number-rows-spanned="2">
              <text:p>2328</text:p>
            </table:table-cell>
            <table:table-cell table:number-columns-repeated="2"/>
            <table:table-cell table:style-name="ce8" office:value-type="string" calcext:value-type="string">
              <text:p>Darren Thompson (The 4<text:span text:style-name="T3">th</text:span> Day): Nicht Beginn 400 Jahre Unterdrückung (1 Mo 15:13)</text:p>
            </table:table-cell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 table:number-columns-repeated="3"/>
            <table:table-cell table:style-name="ce45"/>
            <table:table-cell table:style-name="ce48" office:value-type="float" office:value="-1865" calcext:value-type="float" table:number-columns-spanned="1" table:number-rows-spanned="2">
              <text:p>-1865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369" calcext:value-type="float" table:number-columns-spanned="1" table:number-rows-spanned="2">
              <text:p>2369</text:p>
            </table:table-cell>
            <table:table-cell table:style-name="ce4"/>
            <table:covered-table-cell/>
            <table:table-cell table:style-name="ce8" office:value-type="string" calcext:value-type="string">
              <text:p>Gemäss Möller: ca 1635 v. Chr.</text:p>
            </table:table-cell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50:26</text:p>
            </table:table-cell>
            <table:table-cell table:style-name="ce3"/>
            <table:table-cell table:number-columns-repeated="5"/>
            <table:covered-table-cell/>
            <table:table-cell table:number-columns-repeated="28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5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0"/>
            <table:table-cell table:style-name="ce45"/>
            <table:table-cell table:style-name="ce44"/>
            <table:table-cell table:style-name="ce48" office:value-type="float" office:value="2644" calcext:value-type="float" table:number-columns-spanned="1" table:number-rows-spanned="2">
              <text:p>2644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0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table-cell table:style-name="ce14" office:value-type="string" calcext:value-type="string" table:number-columns-spanned="1" table:number-rows-spanned="47">
              <text:p>Aaron</text:p>
            </table:table-cell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7"/>
            <table:table-cell table:style-name="ce45"/>
            <table:table-cell table:style-name="ce48" office:value-type="float" office:value="-1587" calcext:value-type="float" table:number-columns-spanned="1" table:number-rows-spanned="2">
              <text:p>-1587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2647" calcext:value-type="float" table:number-columns-spanned="1" table:number-rows-spanned="2">
              <text:p>2647</text:p>
            </table:table-cell>
            <table:table-cell table:style-name="ce4"/>
            <table:covered-table-cell/>
            <table:table-cell table:style-name="ce8" office:value-type="string" calcext:value-type="string">
              <text:p>Gemäss Möller: 1526 v. Chr.</text:p>
            </table:table-cell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2">
            <text:p>Mose-David</text:p>
          </table:table-cell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14" office:value-type="string" calcext:value-type="string" table:number-columns-spanned="1" table:number-rows-spanned="45">
            <text:p>Mose</text:p>
          </table:table-cell>
          <table:table-cell table:number-columns-repeated="7"/>
        </table:table-row>
        <table:table-row table:style-name="ro2">
          <table:covered-table-cell/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2648" calcext:value-type="float" table:number-columns-spanned="1" table:number-rows-spanned="2">
            <text:p>2648</text:p>
          </table:table-cell>
          <table:table-cell table:style-name="ce48"/>
          <table:table-cell table:number-columns-repeated="2"/>
        </table:table-row>
        <table:table-row-group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office:value-type="float" office:value="1" calcext:value-type="float" table:number-columns-spanned="1" table:number-rows-spanned="2">
              <text:p>1</text:p>
            </table:table-cell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table:number-columns-spanned="1" table:number-rows-spann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/>
            <table:table-cell table:style-name="ce45"/>
            <table:table-cell table:style-name="ce44"/>
            <table:table-cell table:style-name="ce48" office:value-type="float" office:value="2687" calcext:value-type="float" table:number-columns-spanned="1" table:number-rows-spanned="2">
              <text:p>268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office:value-type="float" office:value="41" calcext:value-type="float" table:number-columns-spanned="1" table:number-rows-spanned="2">
              <text:p>41</text:p>
            </table:table-cell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office:value-type="float" office:value="60" calcext:value-type="float" table:number-columns-spanned="1" table:number-rows-spanned="2">
              <text:p>60</text:p>
            </table:table-cell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/>
            <table:table-cell table:style-name="ce45"/>
            <table:table-cell table:style-name="ce44"/>
            <table:table-cell table:style-name="ce48" office:value-type="float" office:value="2708" calcext:value-type="float" table:number-columns-spanned="1" table:number-rows-spanned="2">
              <text:p>270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office:value-type="float" office:value="61" calcext:value-type="float" table:number-columns-spanned="1" table:number-rows-spanned="2">
              <text:p>61</text:p>
            </table:table-cell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1"/>
            <table:table-cell table:style-name="ce6" office:value-type="float" office:value="0" calcext:value-type="float" table:number-columns-spanned="1" table:number-rows-spanned="2">
              <text:p>0</text:p>
            </table:table-cell>
            <table:table-cell table:style-name="ce14" office:value-type="string" calcext:value-type="string" table:number-columns-spanned="1" table:number-rows-spanned="47">
              <text:p>Josua</text:p>
            </table:table-cell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1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709" calcext:value-type="float" table:number-columns-spanned="1" table:number-rows-spanned="2">
              <text:p>270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21"/>
            <table:table-cell table:style-name="ce6" office:value-type="float" office:value="1" calcext:value-type="float" table:number-columns-spanned="1" table:number-rows-spanned="2">
              <text:p>1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62" calcext:value-type="float" table:number-columns-spanned="1" table:number-rows-spanned="2">
              <text:p>62</text:p>
            </table:table-cell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1"/>
            <table:covered-table-cell table:number-columns-repeated="2"/>
            <table:table-cell table:number-columns-repeated="2"/>
            <table:covered-table-cell/>
            <table:table-cell/>
            <table:covered-table-cell table:style-name="ce6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1"/>
            <table:table-cell table:style-name="ce6" table:number-columns-spanned="1" table:number-rows-spanned="2"/>
            <table:covered-table-cell/>
            <table:table-cell table:number-columns-repeated="2"/>
            <table:covered-table-cell/>
            <table:table-cell/>
            <table:table-cell table:style-name="ce6" table:number-columns-spanned="1" table:number-rows-spann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1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45"/>
            <table:table-cell table:style-name="ce44"/>
            <table:table-cell table:style-name="ce48" office:value-type="float" office:value="2727" calcext:value-type="float" table:number-columns-spanned="1" table:number-rows-spanned="2">
              <text:p>272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30"/>
            <table:table-cell table:style-name="ce6" office:value-type="float" office:value="19" calcext:value-type="float" table:number-columns-spanned="1" table:number-rows-spanned="4">
              <text:p>19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80" calcext:value-type="float" table:number-columns-spanned="1" table:number-rows-spanned="4">
              <text:p>80</text:p>
            </table:table-cell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4"/>
            <table:table-cell table:style-name="ce45"/>
            <table:table-cell table:style-name="ce48" office:value-type="float" office:value="-1506" calcext:value-type="float" table:number-columns-spanned="1" table:number-rows-spanned="2">
              <text:p>-1506</text:p>
            </table:table-cell>
            <table:table-cell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45"/>
            <table:table-cell table:style-name="ce44"/>
            <table:table-cell table:style-name="ce48" office:value-type="float" office:value="2728" calcext:value-type="float" table:number-columns-spanned="1" table:number-rows-spanned="2">
              <text:p>2728</text:p>
            </table:table-cell>
            <table:table-cell table:style-name="ce4"/>
            <table:covered-table-cell/>
            <table:table-cell table:style-name="ce8" office:value-type="string" calcext:value-type="string">
              <text:p>Gemäss Buch der Jubiläen, 50. Kap: a.H. 2410=49*49+7+2</text:p>
            </table:table-cell>
          </table:table-row>
          <table:table-row table:style-name="ro2">
            <table:table-cell table:number-columns-repeated="30"/>
            <table:table-cell table:style-name="ce6" office:value-type="float" office:value="20" calcext:value-type="float" table:number-columns-spanned="1" table:number-rows-spanned="7">
              <text:p>20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81" calcext:value-type="float" table:number-columns-spanned="1" table:number-rows-spanned="7">
              <text:p>81</text:p>
            </table:table-cell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2"/>
            <table:table-cell table:style-name="ce8" office:value-type="string" calcext:value-type="string">
              <text:p>Gem. Henry Browne (Ordo saeclarum): -1586</text:p>
            </table:table-cell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table-cell table:style-name="ce15" office:value-type="string" calcext:value-type="string" table:number-columns-spanned="1" table:number-rows-spanned="252">
              <text:p>479 Jahre bis zum Tempelbau (im 480. Jahr) – 1. Kö 6:1</text:p>
            </table:table-cell>
            <table:table-cell table:number-columns-repeated="4"/>
            <table:table-cell table:style-name="ce6" office:value-type="float" office:value="1" calcext:value-type="float" table:number-columns-spanned="1" table:number-rows-spanned="7">
              <text:p>1</text:p>
            </table:table-cell>
            <table:table-cell table:style-name="ce14" office:value-type="string" calcext:value-type="string" table:number-columns-spanned="1" table:number-rows-spanned="25">
              <text:p>40 Jahre Exodus</text:p>
            </table:table-cell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5"/>
            <table:table-cell table:style-name="ce8" office:value-type="string" calcext:value-type="string">
              <text:p>Das 2. Jahr des Exodus</text:p>
            </table:table-cell>
            <table:table-cell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45"/>
            <table:table-cell table:style-name="ce44"/>
            <table:table-cell table:style-name="ce48" office:value-type="float" office:value="2729" calcext:value-type="float" table:number-columns-spanned="1" table:number-rows-spanned="2">
              <text:p>272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table-cell table:style-name="ce6" office:value-type="float" office:value="21" calcext:value-type="float" table:number-columns-spanned="1" table:number-rows-spanned="2">
              <text:p>21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82" calcext:value-type="float" table:number-columns-spanned="1" table:number-rows-spanned="2">
              <text:p>82</text:p>
            </table:table-cell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4"/>
            <table:table-cell table:style-name="ce6" office:value-type="float" office:value="2" calcext:value-type="float" table:number-columns-spanned="1" table:number-rows-spanned="2">
              <text:p>2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8" office:value-type="float" office:value="-1467" calcext:value-type="float" table:number-columns-spanned="1" table:number-rows-spanned="2">
              <text:p>-1467</text:p>
            </table:table-cell>
            <table:table-cell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767" calcext:value-type="float" table:number-columns-spanned="1" table:number-rows-spanned="2">
              <text:p>2767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/>
            <table:table-cell table:style-name="ce6" office:value-type="float" office:value="59" calcext:value-type="float" table:number-columns-spanned="1" table:number-rows-spanned="7">
              <text:p>59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120" calcext:value-type="float" table:number-columns-spanned="1" table:number-rows-spanned="5">
              <text:p>120</text:p>
            </table:table-cell>
            <table:covered-table-cell/>
            <table:table-cell table:number-columns-repeated="2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table-cell table:style-name="ce6" office:value-type="float" office:value="40" calcext:value-type="float" table:number-columns-spanned="1" table:number-rows-spanned="7">
              <text:p>40</text:p>
            </table:table-cell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table-cell table:style-name="ce14" office:value-type="string" calcext:value-type="string" table:number-columns-spanned="1" table:number-rows-spanned="117">
              <text:p>300 Jahre Hesbon (Ri 11:26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  <table:table-cell table:style-name="ce45"/>
            <table:table-cell table:style-name="ce44"/>
            <table:table-cell table:style-name="ce48" office:value-type="float" office:value="2768" calcext:value-type="float" table:number-columns-spanned="1" table:number-rows-spanned="2">
              <text:p>276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6" office:value-type="float" office:value="60" calcext:value-type="float" table:number-columns-spanned="1" table:number-rows-spanned="2">
              <text:p>60</text:p>
            </table:table-cell>
            <table:covered-table-cell/>
            <table:table-cell table:number-columns-repeated="7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7"/>
            <table:table-cell table:style-name="ce45"/>
            <table:table-cell table:style-name="ce44"/>
            <table:table-cell table:style-name="ce48" office:value-type="float" office:value="2774" calcext:value-type="float" table:number-columns-spanned="1" table:number-rows-spanned="2">
              <text:p>2774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table-cell table:style-name="ce6" office:value-type="float" office:value="66" calcext:value-type="float" table:number-columns-spanned="1" table:number-rows-spanned="2">
              <text:p>66</text:p>
            </table:table-cell>
            <table:covered-table-cell/>
            <table:table-cell table:number-columns-repeated="7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7"/>
            <table:table-cell table:style-name="ce45"/>
            <table:table-cell table:style-name="ce44"/>
            <table:table-cell table:style-name="ce48" office:value-type="float" office:value="2818" calcext:value-type="float" table:number-columns-spanned="1" table:number-rows-spanned="2">
              <text:p>281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table-cell table:style-name="ce6" office:value-type="float" office:value="110" calcext:value-type="float" table:number-columns-spanned="1" table:number-rows-spanned="2">
              <text:p>110</text:p>
            </table:table-cell>
            <table:covered-table-cell/>
            <table:table-cell table:number-columns-repeated="7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819" calcext:value-type="float" table:number-columns-spanned="1" table:number-rows-spanned="2">
              <text:p>281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4"/>
            <table:table-cell table:style-name="ce17" office:value-type="string" calcext:value-type="string" table:number-columns-spanned="1" table:number-rows-spanned="12">
              <text:p>Knechtschaft durch Kuschan</text:p>
            </table:table-cell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820" calcext:value-type="float" table:number-columns-spanned="1" table:number-rows-spanned="2">
              <text:p>282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826" calcext:value-type="float" table:number-columns-spanned="1" table:number-rows-spanned="2">
              <text:p>2826</text:p>
            </table:table-cell>
            <table:table-cell table:style-name="ce48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Ri 3:11</text:p>
            </table:table-cell>
            <table:table-cell table:style-name="ce3"/>
            <table:table-cell table:number-columns-repeated="11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3"/>
            <table:table-cell table:style-name="ce7" office:value-type="string" calcext:value-type="string" table:number-columns-spanned="1" table:number-rows-spanned="7">
              <text:p>Land hat 40 Jahre Ruhe</text:p>
            </table:table-cell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8">
              <text:p>Othniel</text:p>
            </table:table-cell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827" calcext:value-type="float" table:number-columns-spanned="1" table:number-rows-spanned="2">
              <text:p>282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858" calcext:value-type="float" table:number-columns-spanned="1" table:number-rows-spanned="2">
              <text:p>285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7" office:value-type="string" calcext:value-type="string" table:number-columns-spanned="1" table:number-rows-spanned="16">
              <text:p>80 Jahre Ruhe(?) - Moab/Ehud</text:p>
            </table:table-cell>
            <table:table-cell table:number-columns-repeated="13"/>
            <table:covered-table-cell/>
            <table:table-cell table:number-columns-repeated="2"/>
            <table:covered-table-cell/>
            <table:table-cell table:number-columns-repeated="14"/>
            <table:table-cell table:style-name="ce44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859" calcext:value-type="float" table:number-columns-spanned="1" table:number-rows-spanned="2">
              <text:p>285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5"/>
            <table:table-cell table:style-name="ce15" office:value-type="string" calcext:value-type="string" table:number-columns-spanned="1" table:number-rows-spanned="4">
              <text:p>Eglon (K)</text:p>
            </table:table-cell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876" calcext:value-type="float" table:number-columns-spanned="1" table:number-rows-spanned="2">
              <text:p>287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8">
              <text:p>Ehud</text:p>
            </table:table-cell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877" calcext:value-type="float" table:number-columns-spanned="1" table:number-rows-spanned="2">
              <text:p>287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938" calcext:value-type="float" table:number-columns-spanned="1" table:number-rows-spanned="2">
              <text:p>293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939" calcext:value-type="float" table:number-columns-spanned="1" table:number-rows-spanned="2">
              <text:p>293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958" calcext:value-type="float" table:number-columns-spanned="1" table:number-rows-spanned="2">
              <text:p>295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959" calcext:value-type="float" table:number-columns-spanned="1" table:number-rows-spanned="2">
              <text:p>295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8">
              <text:p>Deborah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978" calcext:value-type="float" table:number-columns-spanned="1" table:number-rows-spanned="2">
              <text:p>297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table-cell table:style-name="ce15" office:value-type="string" calcext:value-type="string" table:number-columns-spanned="1" table:number-rows-spanned="8">
              <text:p>Midianiter</text:p>
            </table:table-cell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table-cell table:style-name="ce14" office:value-type="string" calcext:value-type="string" table:number-columns-spanned="1" table:number-rows-spanned="15">
              <text:p>40 Jahre Ruhe (Ri 8:28)</text:p>
            </table:table-cell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5"/>
            <table:table-cell table:style-name="ce44"/>
            <table:table-cell table:style-name="ce48" office:value-type="float" office:value="2979" calcext:value-type="float" table:number-columns-spanned="1" table:number-rows-spanned="2">
              <text:p>297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5"/>
            <table:table-cell table:style-name="ce44"/>
            <table:table-cell table:style-name="ce48" office:value-type="float" office:value="2985" calcext:value-type="float" table:number-columns-spanned="1" table:number-rows-spanned="2">
              <text:p>298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7">
              <text:p>Gideon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986" calcext:value-type="float" table:number-columns-spanned="1" table:number-rows-spanned="2">
              <text:p>298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18" calcext:value-type="float" table:number-columns-spanned="1" table:number-rows-spanned="2">
              <text:p>301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9">
              <text:p>Abimelech</text:p>
            </table:table-cell>
            <table:table-cell table:number-columns-repeated="10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10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3019" calcext:value-type="float" table:number-columns-spanned="1" table:number-rows-spanned="2">
              <text:p>301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table-cell table:style-name="ce14" office:value-type="string" calcext:value-type="string" table:number-columns-spanned="1" table:number-rows-spanned="39">
              <text:p>Eli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21" calcext:value-type="float" table:number-columns-spanned="1" table:number-rows-spanned="2">
              <text:p>3021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table-cell table:style-name="ce15" office:value-type="string" calcext:value-type="string" table:number-columns-spanned="1" table:number-rows-spanned="6">
              <text:p>Tola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22" calcext:value-type="float" table:number-columns-spanned="1" table:number-rows-spanned="2">
              <text:p>3022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44" calcext:value-type="float" table:number-columns-spanned="1" table:number-rows-spanned="2">
              <text:p>3044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11">
              <text:p>Jair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45" calcext:value-type="float" table:number-columns-spanned="1" table:number-rows-spanned="2">
              <text:p>304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50" calcext:value-type="float" table:number-columns-spanned="1" table:number-rows-spanned="2">
              <text:p>305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table-cell table:style-name="ce15" office:value-type="string" calcext:value-type="string" table:number-columns-spanned="1" table:number-rows-spanned="7">
              <text:p>Ammoniter</text:p>
            </table:table-cell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66" calcext:value-type="float" table:number-columns-spanned="1" table:number-rows-spanned="2">
              <text:p>306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5"/>
            <table:table-cell table:style-name="ce15" office:value-type="string" calcext:value-type="string" table:number-columns-spanned="1" table:number-rows-spanned="9">
              <text:p>Jephtah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67" calcext:value-type="float" table:number-columns-spanned="1" table:number-rows-spanned="2">
              <text:p>306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72" calcext:value-type="float" table:number-columns-spanned="1" table:number-rows-spanned="2">
              <text:p>3072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12">
              <text:p>Ibzan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73" calcext:value-type="float" table:number-columns-spanned="1" table:number-rows-spanned="2">
              <text:p>3073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78" calcext:value-type="float" table:number-columns-spanned="1" table:number-rows-spanned="2">
              <text:p>307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table-cell table:style-name="ce15" office:value-type="string" calcext:value-type="string" table:number-columns-spanned="1" table:number-rows-spanned="25">
              <text:p>Eli richtet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79" calcext:value-type="float" table:number-columns-spanned="1" table:number-rows-spanned="2">
              <text:p>307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7">
              <text:p>Elon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80" calcext:value-type="float" table:number-columns-spanned="1" table:number-rows-spanned="2">
              <text:p>308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89" calcext:value-type="float" table:number-columns-spanned="1" table:number-rows-spanned="2">
              <text:p>308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7">
              <text:p>Abdon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90" calcext:value-type="float" table:number-columns-spanned="1" table:number-rows-spanned="2">
              <text:p>309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97" calcext:value-type="float" table:number-columns-spanned="1" table:number-rows-spanned="2">
              <text:p>309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table-cell table:style-name="ce15" office:value-type="string" calcext:value-type="string" table:number-columns-spanned="1" table:number-rows-spanned="22">
              <text:p>Philister</text:p>
            </table:table-cell>
            <table:table-cell table:number-columns-repeated="9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98" calcext:value-type="float" table:number-columns-spanned="1" table:number-rows-spanned="2">
              <text:p>309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117" calcext:value-type="float" table:number-columns-spanned="1" table:number-rows-spanned="2">
              <text:p>311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5"/>
            <table:table-cell table:style-name="ce6" office:value-type="string" calcext:value-type="string" table:number-columns-spanned="2" table:number-rows-spanned="7">
              <text:p>Eli stirbt 1111 Jahre nach Noah, 350 Jahre nach Aaron</text:p>
            </table:table-cell>
            <table:covered-table-cell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11">
              <text:p>Simson</text:p>
            </table:table-cell>
            <table:table-cell table:number-columns-repeated="5"/>
            <table:table-cell table:style-name="ce44"/>
            <table:table-cell table:number-columns-repeated="4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3118" calcext:value-type="float" table:number-columns-spanned="1" table:number-rows-spanned="2">
              <text:p>311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 table:number-columns-repeated="2"/>
            <table:table-cell/>
            <table:table-cell table:style-name="ce7" office:value-type="string" calcext:value-type="string" table:number-columns-spanned="1" table:number-rows-spanned="11">
              <text:p>Lade 30 Jahre in Kirjath-Jearim</text:p>
            </table:table-cell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3124" calcext:value-type="float" table:number-columns-spanned="1" table:number-rows-spanned="2">
              <text:p>3124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table-cell table:style-name="ce15" office:value-type="string" calcext:value-type="string" table:number-columns-spanned="1" table:number-rows-spanned="40">
              <text:p>Saul</text:p>
            </table:table-cell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3137" calcext:value-type="float" table:number-columns-spanned="1" table:number-rows-spanned="2">
              <text:p>313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7"/>
            <table:table-cell table:style-name="ce45"/>
            <table:table-cell table:style-name="ce44"/>
            <table:table-cell table:style-name="ce48" office:value-type="float" office:value="3138" calcext:value-type="float" table:number-columns-spanned="1" table:number-rows-spanned="2">
              <text:p>313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7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7"/>
            <table:table-cell table:style-name="ce45"/>
            <table:table-cell table:style-name="ce44"/>
            <table:table-cell table:style-name="ce48" office:value-type="float" office:value="3141" calcext:value-type="float" table:number-columns-spanned="1" table:number-rows-spanned="2">
              <text:p>3141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7"/>
            <table:table-cell table:style-name="ce4"/>
            <table:table-cell table:style-name="ce44"/>
            <table:covered-table-cell/>
            <table:table-cell table:number-columns-repeated="3"/>
          </table:table-row>
        </table:table-row-group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table-cell table:style-name="ce14" office:value-type="string" calcext:value-type="string" table:number-columns-spanned="1" table:number-rows-spanned="20">
            <text:p>David</text:p>
          </table:table-cell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152" calcext:value-type="float" table:number-columns-spanned="1" table:number-rows-spanned="2">
            <text:p>315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154" calcext:value-type="float" table:number-columns-spanned="1" table:number-rows-spanned="2">
            <text:p>315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158" calcext:value-type="float" table:number-columns-spanned="1" table:number-rows-spanned="2">
            <text:p>315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159" calcext:value-type="float" table:number-columns-spanned="1" table:number-rows-spanned="2">
            <text:p>315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162" calcext:value-type="float" table:number-columns-spanned="1" table:number-rows-spanned="2">
            <text:p>316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Sam 25:1</text:p>
          </table:table-cell>
          <table:table-cell table:style-name="ce3"/>
          <table:table-cell table:number-columns-repeated="19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5"/>
          <table:table-cell table:style-name="ce12" office:value-type="string" calcext:value-type="string" table:number-columns-spanned="1" table:number-rows-spanned="31">
            <text:p>Samuel stirbt</text:p>
          </table:table-cell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4"/>
          <table:table-cell table:style-name="ce45"/>
          <table:table-cell table:style-name="ce48" office:value-type="float" office:value="-1070" calcext:value-type="float" table:number-columns-spanned="1" table:number-rows-spanned="2">
            <text:p>-1070</text:p>
          </table:table-cell>
          <table:table-cell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164" calcext:value-type="float" table:number-columns-spanned="1" table:number-rows-spanned="2">
            <text:p>3164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table-cell table:style-name="ce43" office:value-type="string" calcext:value-type="string" table:number-columns-spanned="1" table:number-rows-spanned="12">
            <text:p>Hebron</text:p>
          </table:table-cell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165" calcext:value-type="float" table:number-columns-spanned="1" table:number-rows-spanned="2">
            <text:p>3165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170" calcext:value-type="float" table:number-columns-spanned="1" table:number-rows-spanned="2">
            <text:p>3170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6"/>
          <table:table-cell table:style-name="ce19" table:number-columns-repeated="2"/>
          <table:table-cell table:number-columns-repeated="5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6"/>
          <table:table-cell table:style-name="ce19" table:number-columns-repeated="2"/>
          <table:table-cell table:number-columns-repeated="5"/>
          <table:covered-table-cell/>
          <table:table-cell table:number-columns-repeated="14"/>
          <table:covered-table-cell/>
          <table:table-cell table:number-columns-repeated="2"/>
          <table:table-cell table:style-name="ce44"/>
          <table:table-cell/>
          <table:table-cell table:style-name="ce45"/>
          <table:table-cell table:style-name="ce48" office:value-type="float" office:value="-1063" calcext:value-type="float" table:number-columns-spanned="1" table:number-rows-spanned="2">
            <text:p>-1063</text:p>
          </table:table-cell>
          <table:table-cell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5"/>
          <table:table-cell table:style-name="ce44"/>
          <table:table-cell table:style-name="ce48" office:value-type="float" office:value="3171" calcext:value-type="float" table:number-columns-spanned="1" table:number-rows-spanned="2">
            <text:p>3171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table-cell table:style-name="ce43" office:value-type="string" calcext:value-type="string" table:number-columns-spanned="1" table:number-rows-spanned="14">
            <text:p>Jerusalem</text:p>
          </table:table-cell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5"/>
          <table:table-cell table:style-name="ce44"/>
          <table:table-cell table:style-name="ce48" office:value-type="float" office:value="3201" calcext:value-type="float" table:number-columns-spanned="1" table:number-rows-spanned="2">
            <text:p>3201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5"/>
          <table:table-cell table:style-name="ce44"/>
          <table:table-cell table:style-name="ce48" office:value-type="float" office:value="3202" calcext:value-type="float" table:number-columns-spanned="1" table:number-rows-spanned="2">
            <text:p>320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table-cell table:style-name="ce14" office:value-type="string" calcext:value-type="string" table:number-columns-spanned="1" table:number-rows-spanned="28">
            <text:p>Rehabeam</text:p>
          </table:table-cell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03" calcext:value-type="float" table:number-columns-spanned="1" table:number-rows-spanned="2">
            <text:p>320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table-cell table:style-name="ce26" office:value-type="string" calcext:value-type="string" table:number-columns-spanned="1" table:number-rows-spanned="24">
            <text:p>Salomo</text:p>
          </table:table-cell>
          <table:table-cell table:number-columns-repeated="10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204" calcext:value-type="float" table:number-columns-spanned="1" table:number-rows-spanned="2">
            <text:p>320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206" calcext:value-type="float" table:number-columns-spanned="1" table:number-rows-spanned="2">
            <text:p>320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8" office:value-type="float" office:value="-1027" calcext:value-type="float" table:number-columns-spanned="1" table:number-rows-spanned="2">
            <text:p>-1027</text:p>
          </table:table-cell>
          <table:table-cell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207" calcext:value-type="float" table:number-columns-spanned="1" table:number-rows-spanned="2">
            <text:p>3207</text:p>
          </table:table-cell>
          <table:table-cell table:style-name="ce4"/>
          <table:covered-table-cell/>
          <table:table-cell table:style-name="ce8" office:value-type="string" calcext:value-type="string">
            <text:p>Gemäss Roger Liebi: 1013 v. Chr.</text:p>
          </table:table-cell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44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44"/>
          <table:table-cell table:number-columns-repeated="4"/>
        </table:table-row>
        <table:table-row table:style-name="ro2">
          <table:table-cell table:number-columns-repeated="28"/>
          <table:table-cell table:style-name="ce17" office:value-type="string" calcext:value-type="string" table:number-columns-spanned="1" table:number-rows-spanned="7">
            <text:p>Tempelbau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208" calcext:value-type="float" table:number-columns-spanned="1" table:number-rows-spanned="2">
            <text:p>320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8"/>
          <table:covered-table-cell table:style-name="ce17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 table:style-name="ce17"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8"/>
          <table:covered-table-cell table:style-name="ce17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8" office:value-type="float" office:value="-1020" calcext:value-type="float" table:number-columns-spanned="1" table:number-rows-spanned="2">
            <text:p>-1020</text:p>
          </table:table-cell>
          <table:table-cell/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214" calcext:value-type="float" table:number-columns-spanned="1" table:number-rows-spanned="2">
            <text:p>3214</text:p>
          </table:table-cell>
          <table:table-cell table:style-name="ce4"/>
          <table:covered-table-cell/>
          <table:table-cell table:style-name="ce8" office:value-type="string" calcext:value-type="string">
            <text:p>Gemäss Roger Liebi: 1007 v. Chr.</text:p>
          </table:table-cell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227" calcext:value-type="float" table:number-columns-spanned="1" table:number-rows-spanned="2">
            <text:p>322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243" calcext:value-type="float" table:number-columns-spanned="1" table:number-rows-spanned="2">
            <text:p>324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56">
            <text:p>Jerobeam</text:p>
          </table:table-cell>
          <table:table-cell table:number-columns-repeated="8"/>
          <table:table-cell table:style-name="ce26" office:value-type="string" calcext:value-type="string" table:number-columns-spanned="1" table:number-rows-spanned="31">
            <text:p>Rehabeam</text:p>
          </table:table-cell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244" calcext:value-type="float" table:number-columns-spanned="1" table:number-rows-spanned="2">
            <text:p>324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45" calcext:value-type="float" table:number-columns-spanned="1" table:number-rows-spanned="2">
            <text:p>324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46" calcext:value-type="float" table:number-columns-spanned="1" table:number-rows-spanned="2">
            <text:p>324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47" calcext:value-type="float" table:number-columns-spanned="1" table:number-rows-spanned="2">
            <text:p>324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48" calcext:value-type="float" table:number-columns-spanned="1" table:number-rows-spanned="2">
            <text:p>324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5" calcext:value-type="float" table:number-columns-spanned="1" table:number-rows-spanned="6">
            <text:p>5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Kö 14:25</text:p>
          </table:table-cell>
          <table:table-cell/>
          <table:table-cell table:style-name="ce2" office:value-type="string" calcext:value-type="string" table:number-columns-spanned="1" table:number-rows-spanned="2">
            <text:p>2. Chr 12:2-9</text:p>
          </table:table-cell>
          <table:table-cell table:style-name="ce3" table:number-columns-repeated="3"/>
          <table:table-cell table:number-columns-repeated="2"/>
          <table:table-cell table:style-name="ce8"/>
          <table:table-cell table:number-columns-repeated="1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/>
          <table:covered-table-cell/>
          <table:table-cell/>
          <table:covered-table-cell/>
          <table:table-cell table:style-name="ce4" table:number-columns-repeated="3"/>
          <table:table-cell table:style-name="ce6" office:value-type="string" calcext:value-type="string" table:number-columns-spanned="4" table:number-rows-spanned="15">
            <text:p>Im 5. Jahr Rehobeams: Sisak (Äg) zieht nach Jerusalem und nimmt Schätze des Hauses Jehovas und des königl. Hauses</text:p>
            <text:p/>
          </table:table-cell>
          <table:covered-table-cell table:number-columns-repeated="3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49" calcext:value-type="float" table:number-columns-spanned="1" table:number-rows-spanned="2">
            <text:p>324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50" calcext:value-type="float" table:number-columns-spanned="1" table:number-rows-spanned="2">
            <text:p>325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51" calcext:value-type="float" table:number-columns-spanned="1" table:number-rows-spanned="2">
            <text:p>325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8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table-cell table:style-name="ce16" office:value-type="string" calcext:value-type="string" table:number-columns-spanned="1" table:number-rows-spanned="215">
            <text:p>Jojada</text:p>
          </table:table-cell>
          <table:table-cell table:number-columns-repeated="7"/>
          <table:covered-table-cell/>
          <table:table-cell table:number-columns-repeated="8"/>
          <table:covered-table-cell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260" calcext:value-type="float" table:number-columns-spanned="1" table:number-rows-spanned="2">
            <text:p>326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table-cell table:style-name="ce26" office:value-type="string" calcext:value-type="string" table:number-columns-spanned="1" table:number-rows-spanned="17">
            <text:p>Abija(m) <text:span text:style-name="T1">1. Kö 15:1-8 / 2. Chr 13:1-23</text:span>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8" table:number-columns-repeated="4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covered-table-cell table:style-name="ce26"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5"/>
          <table:table-cell table:style-name="ce44"/>
          <table:table-cell table:style-name="ce48" office:value-type="float" office:value="3261" calcext:value-type="float" table:number-columns-spanned="1" table:number-rows-spanned="2">
            <text:p>326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5"/>
          <table:table-cell table:style-name="ce44"/>
          <table:table-cell table:style-name="ce48" office:value-type="float" office:value="3262" calcext:value-type="float" table:number-columns-spanned="1" table:number-rows-spanned="2">
            <text:p>326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5"/>
          <table:table-cell table:style-name="ce44"/>
          <table:table-cell table:style-name="ce48" office:value-type="float" office:value="3263" calcext:value-type="float" table:number-columns-spanned="1" table:number-rows-spanned="2">
            <text:p>326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4"/>
          <table:table-cell table:style-name="ce16" office:value-type="string" calcext:value-type="string" table:number-columns-spanned="1" table:number-rows-spanned="39">
            <text:p>10 Jahre Ruhe unter Asa</text:p>
          </table:table-cell>
          <table:table-cell/>
          <table:covered-table-cell/>
          <table:table-cell table:number-columns-repeated="7"/>
          <table:covered-table-cell/>
          <table:table-cell table:number-columns-repeated="8"/>
          <table:table-cell table:style-name="ce26" office:value-type="string" calcext:value-type="string" table:number-columns-spanned="1" table:number-rows-spanned="105">
            <text:p>Asa   <text:span text:style-name="T1">1. Kö 15:9-24 / 2. Chr 14:1-2. Chr 16:24</text:span></text:p>
          </table:table-cell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264" calcext:value-type="float" table:number-columns-spanned="1" table:number-rows-spanned="2">
            <text:p>326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65" calcext:value-type="float" table:number-columns-spanned="1" table:number-rows-spanned="2">
            <text:p>326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2" calcext:value-type="float" table:number-columns-spanned="1" table:number-rows-spanned="6">
            <text:p>2</text:p>
          </table:table-cell>
          <table:covered-table-cell/>
          <table:table-cell table:number-columns-repeated="8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Kö 14:20</text:p>
          </table:table-cell>
          <table:table-cell table:style-name="ce3"/>
          <table:table-cell table:number-columns-repeated="4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table-cell table:style-name="ce20" office:value-type="string" calcext:value-type="string" table:number-columns-spanned="1" table:number-rows-spanned="6">
            <text:p>Nadab</text:p>
          </table:table-cell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66" calcext:value-type="float" table:number-columns-spanned="1" table:number-rows-spanned="2">
            <text:p>326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table-cell table:style-name="ce20" office:value-type="string" calcext:value-type="string" table:number-columns-spanned="1" table:number-rows-spanned="48">
            <text:p>Baesa</text:p>
          </table:table-cell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67" calcext:value-type="float" table:number-columns-spanned="1" table:number-rows-spanned="2">
            <text:p>326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table-cell table:style-name="ce6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68" calcext:value-type="float" table:number-columns-spanned="1" table:number-rows-spanned="2">
            <text:p>326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69" calcext:value-type="float" table:number-columns-spanned="1" table:number-rows-spanned="2">
            <text:p>326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table-cell table:style-name="ce14" office:value-type="string" calcext:value-type="string" table:number-columns-spanned="1" table:number-rows-spanned="80">
            <text:p>Josaphat</text:p>
          </table:table-cell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/>
          <table:table-cell table:style-name="ce45"/>
          <table:table-cell table:style-name="ce44"/>
          <table:table-cell table:style-name="ce48" office:value-type="float" office:value="3270" calcext:value-type="float" table:number-columns-spanned="1" table:number-rows-spanned="2">
            <text:p>327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5"/>
          <table:covered-table-cell table:style-name="ce14"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/>
          <table:table-cell table:style-name="ce45"/>
          <table:table-cell table:style-name="ce44"/>
          <table:table-cell table:style-name="ce48" office:value-type="float" office:value="3271" calcext:value-type="float" table:number-columns-spanned="1" table:number-rows-spanned="2">
            <text:p>327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5"/>
          <table:covered-table-cell table:style-name="ce14"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/>
          <table:table-cell table:style-name="ce45"/>
          <table:table-cell table:style-name="ce44"/>
          <table:table-cell table:style-name="ce48" office:value-type="float" office:value="3272" calcext:value-type="float" table:number-columns-spanned="1" table:number-rows-spanned="2">
            <text:p>327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9" calcext:value-type="float" table:number-columns-spanned="1" table:number-rows-spanned="4">
            <text:p>9</text:p>
          </table:table-cell>
          <table:covered-table-cell/>
          <table:table-cell table:number-columns-repeated="5"/>
          <table:covered-table-cell table:style-name="ce14"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73" calcext:value-type="float" table:number-columns-spanned="1" table:number-rows-spanned="2">
            <text:p>327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1" table:number-rows-spanned="2">
            <text:p>2. Chr 13:23</text:p>
          </table:table-cell>
          <table:table-cell table:style-name="ce3" table:number-columns-repeated="3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3"/>
          <table:covered-table-cell/>
          <table:table-cell table:number-columns-repeated="3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74" calcext:value-type="float" table:number-columns-spanned="1" table:number-rows-spanned="2">
            <text:p>327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75" calcext:value-type="float" table:number-columns-spanned="1" table:number-rows-spanned="2">
            <text:p>327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76" calcext:value-type="float" table:number-columns-spanned="1" table:number-rows-spanned="2">
            <text:p>327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77" calcext:value-type="float" table:number-columns-spanned="1" table:number-rows-spanned="2">
            <text:p>327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14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4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78" calcext:value-type="float" table:number-columns-spanned="1" table:number-rows-spanned="2">
            <text:p>327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79" calcext:value-type="float" table:number-columns-spanned="1" table:number-rows-spanned="2">
            <text:p>327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89" calcext:value-type="float" table:number-columns-spanned="1" table:number-rows-spanned="2">
            <text:p>328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7">
            <text:p>Ela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90" calcext:value-type="float" table:number-columns-spanned="1" table:number-rows-spanned="2">
            <text:p>329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table-cell table:style-name="ce20" office:value-type="string" calcext:value-type="string" table:number-columns-spanned="1" table:number-rows-spanned="4">
            <text:p>Simri</text:p>
          </table:table-cell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table-cell table:style-name="ce20" office:value-type="string" calcext:value-type="string" table:number-columns-spanned="1" table:number-rows-spanned="7">
            <text:p>Tibni</text:p>
          </table:table-cell>
          <table:table-cell/>
          <table:table-cell table:style-name="ce20" office:value-type="string" calcext:value-type="string" table:number-columns-spanned="1" table:number-rows-spanned="24">
            <text:p>Omri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91" calcext:value-type="float" table:number-columns-spanned="1" table:number-rows-spanned="2">
            <text:p>329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94" calcext:value-type="float" table:number-columns-spanned="1" table:number-rows-spanned="2">
            <text:p>329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95" calcext:value-type="float" table:number-columns-spanned="1" table:number-rows-spanned="2">
            <text:p>329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97" calcext:value-type="float" table:number-columns-spanned="1" table:number-rows-spanned="2">
            <text:p>329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table-cell table:style-name="ce14" office:value-type="string" calcext:value-type="string" table:number-columns-spanned="1" table:number-rows-spanned="53">
            <text:p>Joram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299" calcext:value-type="float" table:number-columns-spanned="1" table:number-rows-spanned="2">
            <text:p>329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Kö 15:17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2. Chr 16:1</text:p>
          </table:table-cell>
          <table:table-cell table:style-name="ce5" table:number-columns-repeated="3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covered-table-cell/>
          <table:table-cell table:style-name="ce5" table:number-columns-repeated="3"/>
          <table:table-cell table:style-name="ce10" office:value-type="string" calcext:value-type="string" table:number-columns-spanned="3" table:number-rows-spanned="7">
            <text:p>Im 36. Regierungsjahr Asas baut Baesa Rama</text:p>
          </table:table-cell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01" calcext:value-type="float" table:number-columns-spanned="1" table:number-rows-spanned="2">
            <text:p>330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7"/>
          <table:table-cell table:style-name="ce20" office:value-type="string" calcext:value-type="string" table:number-columns-spanned="1" table:number-rows-spanned="38">
            <text:p>Ahab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02" calcext:value-type="float" table:number-columns-spanned="1" table:number-rows-spanned="2">
            <text:p>330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04" calcext:value-type="float" table:number-columns-spanned="1" table:number-rows-spanned="2">
            <text:p>330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table-cell table:style-name="ce26" office:value-type="string" calcext:value-type="string" table:number-columns-spanned="1" table:number-rows-spanned="41">
            <text:p>Josaphat   <text:span text:style-name="T1">1. Kö 22:41-50 / 2. Chr 17:1-21:1</text:span>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05" calcext:value-type="float" table:number-columns-spanned="1" table:number-rows-spanned="2">
            <text:p>330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07" calcext:value-type="float" table:number-columns-spanned="1" table:number-rows-spanned="2">
            <text:p>330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12" calcext:value-type="float" table:number-columns-spanned="1" table:number-rows-spanned="2">
            <text:p>331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15" calcext:value-type="float" table:number-columns-spanned="1" table:number-rows-spanned="2">
            <text:p>331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14" office:value-type="string" calcext:value-type="string" table:number-columns-spanned="1" table:number-rows-spanned="44">
            <text:p>Ahas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18" calcext:value-type="float" table:number-columns-spanned="1" table:number-rows-spanned="2">
            <text:p>331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19" calcext:value-type="float" table:number-columns-spanned="1" table:number-rows-spanned="3">
            <text:p>331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 table:number-columns-repeated="2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21" calcext:value-type="float" table:number-columns-spanned="1" table:number-rows-spanned="2">
            <text:p>332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7">
            <text:p>Ahasja</text:p>
          </table:table-cell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22" calcext:value-type="float" table:number-columns-spanned="1" table:number-rows-spanned="2">
            <text:p>332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26" calcext:value-type="float" table:number-columns-spanned="1" table:number-rows-spanned="2">
            <text:p>332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table-cell table:style-name="ce26" office:value-type="string" calcext:value-type="string" table:number-columns-spanned="1" table:number-rows-spanned="8">
            <text:p>Joram Vize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27" calcext:value-type="float" table:number-columns-spanned="1" table:number-rows-spanned="2">
            <text:p>332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table-cell table:style-name="ce20" office:value-type="string" calcext:value-type="string" table:number-columns-spanned="1" table:number-rows-spanned="21">
            <text:p>Joram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329" calcext:value-type="float" table:number-columns-spanned="1" table:number-rows-spanned="2">
            <text:p>332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table-cell table:style-name="ce38" office:value-type="string" calcext:value-type="string" table:number-columns-spanned="1" table:number-rows-spanned="13">
            <text:p>2. Kö 8:16-24 / 2. Chr 21:1-20</text:p>
          </table:table-cell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330" calcext:value-type="float" table:number-columns-spanned="1" table:number-rows-spanned="2">
            <text:p>333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335" calcext:value-type="float" table:number-columns-spanned="1" table:number-rows-spanned="2">
            <text:p>333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337" calcext:value-type="float" table:number-columns-spanned="1" table:number-rows-spanned="2">
            <text:p>333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26" table:number-columns-spanned="1" table:number-rows-spanned="5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table-cell table:style-name="ce14" office:value-type="string" calcext:value-type="string" table:number-columns-spanned="1" table:number-rows-spanned="13">
            <text:p>Joas</text:p>
          </table:table-cell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 table:style-name="ce14"/>
          <table:table-cell/>
          <table:table-cell table:style-name="ce45"/>
          <table:table-cell table:style-name="ce44"/>
          <table:table-cell table:style-name="ce48" office:value-type="float" office:value="3338" calcext:value-type="float" table:number-columns-spanned="1" table:number-rows-spanned="2">
            <text:p>333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4" table:number-columns-repeated="2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9:24</text:p>
          </table:table-cell>
          <table:table-cell table:style-name="ce3"/>
          <table:table-cell table:number-columns-repeated="4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4" table:number-columns-repeated="2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18">
            <text:p>Jehu</text:p>
          </table:table-cell>
          <table:table-cell table:number-columns-repeated="8"/>
          <table:table-cell table:style-name="ce31" office:value-type="string" calcext:value-type="string" table:number-columns-spanned="1" table:number-rows-spanned="9">
            <text:p>Athalja</text:p>
          </table:table-cell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3"/>
          <table:table-cell table:style-name="ce51" office:value-type="string" calcext:value-type="string">
            <text:p>TODO: Wer stirbt zuerst. Joram oder Ahasja</text:p>
          </table:table-cell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339" calcext:value-type="float" table:number-columns-spanned="1" table:number-rows-spanned="2">
            <text:p>333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344" calcext:value-type="float" table:number-columns-spanned="1" table:number-rows-spanned="2">
            <text:p>334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table-cell table:style-name="ce26" table:number-columns-spanned="1" table:number-rows-spanned="26"/>
          <table:table-cell/>
          <table:table-cell table:style-name="ce45"/>
          <table:table-cell table:style-name="ce44"/>
          <table:table-cell table:style-name="ce48" office:value-type="float" office:value="3345" calcext:value-type="float" table:number-columns-spanned="1" table:number-rows-spanned="2">
            <text:p>334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5"/>
          <table:table-cell table:style-name="ce44"/>
          <table:table-cell table:style-name="ce48" office:value-type="float" office:value="3359" calcext:value-type="float" table:number-columns-spanned="1" table:number-rows-spanned="2">
            <text:p>335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table-cell table:style-name="ce14" office:value-type="string" calcext:value-type="string" table:number-columns-spanned="1" table:number-rows-spanned="21">
            <text:p>Amazja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 table:style-name="ce14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66" calcext:value-type="float" table:number-columns-spanned="1" table:number-rows-spanned="2">
            <text:p>336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table-cell table:style-name="ce23" office:value-type="string" calcext:value-type="string" table:number-columns-spanned="1" table:number-rows-spanned="13">
            <text:p>Joahas</text:p>
          </table:table-cell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67" calcext:value-type="float" table:number-columns-spanned="1" table:number-rows-spanned="2">
            <text:p>336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81" calcext:value-type="float" table:number-columns-spanned="1" table:number-rows-spanned="2">
            <text:p>338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18">
            <text:p>Joas</text:p>
          </table:table-cell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1" table:number-rows-spanned="2">
            <text:p>2. Chr 24:15</text:p>
          </table:table-cell>
          <table:table-cell table:style-name="ce3" table:number-columns-repeated="3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3"/>
          <table:covered-table-cell/>
          <table:table-cell table:style-name="ce4" table:number-columns-repeated="3"/>
          <table:table-cell table:number-columns-repeated="12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83" calcext:value-type="float" table:number-columns-spanned="1" table:number-rows-spanned="2">
            <text:p>338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84" calcext:value-type="float" table:number-columns-spanned="1" table:number-rows-spanned="2">
            <text:p>338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table-cell table:style-name="ce26" table:number-columns-spanned="1" table:number-rows-spanned="17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 table:style-name="ce26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385" calcext:value-type="float" table:number-columns-spanned="1" table:number-rows-spanned="2">
            <text:p>338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398" calcext:value-type="float" table:number-columns-spanned="1" table:number-rows-spanned="2">
            <text:p>339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10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22">
            <text:p>Jerobeam II</text:p>
          </table:table-cell>
          <table:table-cell table:number-columns-repeated="11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399" calcext:value-type="float" table:number-columns-spanned="1" table:number-rows-spanned="2">
            <text:p>339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408" calcext:value-type="float" table:number-columns-spanned="1" table:number-rows-spanned="2">
            <text:p>340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table-cell table:style-name="ce14" office:value-type="string" calcext:value-type="string" table:number-columns-spanned="1" table:number-rows-spanned="9">
            <text:p>Asarja/Ussija</text:p>
          </table:table-cell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413" calcext:value-type="float" table:number-columns-spanned="1" table:number-rows-spanned="2">
            <text:p>341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5"/>
          <table:table-cell table:style-name="ce44"/>
          <table:table-cell table:style-name="ce48" office:value-type="float" office:value="3414" calcext:value-type="float" table:number-columns-spanned="1" table:number-rows-spanned="2">
            <text:p>341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5"/>
          <table:table-cell table:style-name="ce44"/>
          <table:table-cell table:style-name="ce48" office:value-type="float" office:value="3424" calcext:value-type="float" table:number-columns-spanned="1" table:number-rows-spanned="2">
            <text:p>342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32" table:number-columns-spanned="1" table:number-rows-spanned="174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25" calcext:value-type="float" table:number-columns-spanned="1" table:number-rows-spanned="2">
            <text:p>342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26" calcext:value-type="float" table:number-columns-spanned="1" table:number-rows-spanned="2">
            <text:p>342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27" calcext:value-type="float" table:number-columns-spanned="1" table:number-rows-spanned="2">
            <text:p>342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28" calcext:value-type="float" table:number-columns-spanned="1" table:number-rows-spanned="2">
            <text:p>342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29" calcext:value-type="float" table:number-columns-spanned="1" table:number-rows-spanned="2">
            <text:p>342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0" calcext:value-type="float" table:number-columns-spanned="1" table:number-rows-spanned="2">
            <text:p>343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1" calcext:value-type="float" table:number-columns-spanned="1" table:number-rows-spanned="2">
            <text:p>343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2" calcext:value-type="float" table:number-columns-spanned="1" table:number-rows-spanned="2">
            <text:p>343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3" calcext:value-type="float" table:number-columns-spanned="1" table:number-rows-spanned="2">
            <text:p>343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4" calcext:value-type="float" table:number-columns-spanned="1" table:number-rows-spanned="2">
            <text:p>343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5" calcext:value-type="float" table:number-columns-spanned="1" table:number-rows-spanned="2">
            <text:p>343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6" calcext:value-type="float" table:number-columns-spanned="1" table:number-rows-spanned="2">
            <text:p>343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7" calcext:value-type="float" table:number-columns-spanned="1" table:number-rows-spanned="2">
            <text:p>343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8" calcext:value-type="float" table:number-columns-spanned="1" table:number-rows-spanned="2">
            <text:p>343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9" calcext:value-type="float" table:number-columns-spanned="1" table:number-rows-spanned="2">
            <text:p>343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0" calcext:value-type="float" table:number-columns-spanned="1" table:number-rows-spanned="2">
            <text:p>344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1" calcext:value-type="float" table:number-columns-spanned="1" table:number-rows-spanned="2">
            <text:p>344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2" calcext:value-type="float" table:number-columns-spanned="1" table:number-rows-spanned="2">
            <text:p>344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3" calcext:value-type="float" table:number-columns-spanned="1" table:number-rows-spanned="2">
            <text:p>344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4" calcext:value-type="float" table:number-columns-spanned="1" table:number-rows-spanned="2">
            <text:p>344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5" calcext:value-type="float" table:number-columns-spanned="1" table:number-rows-spanned="2">
            <text:p>344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6" calcext:value-type="float" table:number-columns-spanned="1" table:number-rows-spanned="2">
            <text:p>344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7" calcext:value-type="float" table:number-columns-spanned="1" table:number-rows-spanned="2">
            <text:p>344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8" calcext:value-type="float" table:number-columns-spanned="1" table:number-rows-spanned="2">
            <text:p>344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9" calcext:value-type="float" table:number-columns-spanned="1" table:number-rows-spanned="2">
            <text:p>344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0" calcext:value-type="float" table:number-columns-spanned="1" table:number-rows-spanned="2">
            <text:p>345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1" calcext:value-type="float" table:number-columns-spanned="1" table:number-rows-spanned="2">
            <text:p>345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8" calcext:value-type="float" table:number-columns-spanned="1" table:number-rows-spanned="4">
            <text:p>2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table-cell table:style-name="ce14" office:value-type="string" calcext:value-type="string" table:number-columns-spanned="1" table:number-rows-spanned="90">
            <text:p>Jotham</text:p>
          </table:table-cell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2" calcext:value-type="float" table:number-columns-spanned="1" table:number-rows-spanned="2">
            <text:p>345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6" office:value-type="float" office:value="29" calcext:value-type="float" table:number-columns-spanned="1" table:number-rows-spanned="3">
            <text:p>2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3" calcext:value-type="float" table:number-columns-spanned="1" table:number-rows-spanned="2">
            <text:p>345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6" office:value-type="float" office:value="30" calcext:value-type="float" table:number-columns-spanned="1" table:number-rows-spanned="3">
            <text:p>3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4" calcext:value-type="float" table:number-columns-spanned="1" table:number-rows-spanned="2">
            <text:p>345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6" office:value-type="float" office:value="31" calcext:value-type="float" table:number-columns-spanned="1" table:number-rows-spanned="3">
            <text:p>3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5" calcext:value-type="float" table:number-columns-spanned="1" table:number-rows-spanned="2">
            <text:p>345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6" office:value-type="float" office:value="32" calcext:value-type="float" table:number-columns-spanned="1" table:number-rows-spanned="3">
            <text:p>3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6" calcext:value-type="float" table:number-columns-spanned="1" table:number-rows-spanned="2">
            <text:p>345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6" office:value-type="float" office:value="33" calcext:value-type="float" table:number-columns-spanned="1" table:number-rows-spanned="3">
            <text:p>3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7" calcext:value-type="float" table:number-columns-spanned="1" table:number-rows-spanned="2">
            <text:p>345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6" office:value-type="float" office:value="34" calcext:value-type="float" table:number-columns-spanned="1" table:number-rows-spanned="3">
            <text:p>3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8" calcext:value-type="float" table:number-columns-spanned="1" table:number-rows-spanned="2">
            <text:p>345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6" office:value-type="float" office:value="35" calcext:value-type="float" table:number-columns-spanned="1" table:number-rows-spanned="3">
            <text:p>3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9" calcext:value-type="float" table:number-columns-spanned="1" table:number-rows-spanned="2">
            <text:p>345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6" office:value-type="float" office:value="36" calcext:value-type="float" table:number-columns-spanned="1" table:number-rows-spanned="3">
            <text:p>3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0" calcext:value-type="float" table:number-columns-spanned="1" table:number-rows-spanned="2">
            <text:p>346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6" office:value-type="float" office:value="37" calcext:value-type="float" table:number-columns-spanned="1" table:number-rows-spanned="4">
            <text:p>3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1" calcext:value-type="float" table:number-columns-spanned="1" table:number-rows-spanned="2">
            <text:p>346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28" office:value-type="float" office:value="10" calcext:value-type="float" table:number-columns-spanned="1" table:number-rows-spanned="4">
            <text:p>10</text:p>
          </table:table-cell>
          <table:covered-table-cell/>
          <table:table-cell/>
          <table:table-cell table:style-name="ce6" office:value-type="float" office:value="38" calcext:value-type="float" table:number-columns-spanned="1" table:number-rows-spanned="4">
            <text:p>3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4">
            <text:p>Sekarja</text:p>
          </table:table-cell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2" calcext:value-type="float" table:number-columns-spanned="1" table:number-rows-spanned="2">
            <text:p>346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6" office:value-type="float" office:value="39" calcext:value-type="float" table:number-columns-spanned="1" table:number-rows-spanned="4">
            <text:p>3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table-cell table:style-name="ce20" office:value-type="string" calcext:value-type="string" table:number-columns-spanned="1" table:number-rows-spanned="5">
            <text:p>Sallum</text:p>
          </table:table-cell>
          <table:table-cell table:number-columns-repeated="13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3" calcext:value-type="float" table:number-columns-spanned="1" table:number-rows-spanned="2">
            <text:p>346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3"/>
          <table:table-cell table:style-name="ce28" office:value-type="float" office:value="12" calcext:value-type="float" table:number-columns-spanned="1" table:number-rows-spanned="5">
            <text:p>12</text:p>
          </table:table-cell>
          <table:covered-table-cell/>
          <table:table-cell/>
          <table:table-cell table:style-name="ce6" office:value-type="float" office:value="40" calcext:value-type="float" table:number-columns-spanned="1" table:number-rows-spanned="5">
            <text:p>4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35">
            <text:p>Menachem</text:p>
          </table:table-cell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4" calcext:value-type="float" table:number-columns-spanned="1" table:number-rows-spanned="2">
            <text:p>346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6" office:value-type="float" office:value="41" calcext:value-type="float" table:number-columns-spanned="1" table:number-rows-spanned="3">
            <text:p>4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5" calcext:value-type="float" table:number-columns-spanned="1" table:number-rows-spanned="2">
            <text:p>346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6" office:value-type="float" office:value="42" calcext:value-type="float" table:number-columns-spanned="1" table:number-rows-spanned="3">
            <text:p>4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6" calcext:value-type="float" table:number-columns-spanned="1" table:number-rows-spanned="2">
            <text:p>346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6" office:value-type="float" office:value="43" calcext:value-type="float" table:number-columns-spanned="1" table:number-rows-spanned="3">
            <text:p>4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7" calcext:value-type="float" table:number-columns-spanned="1" table:number-rows-spanned="2">
            <text:p>346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6" office:value-type="float" office:value="44" calcext:value-type="float" table:number-columns-spanned="1" table:number-rows-spanned="3">
            <text:p>4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8" calcext:value-type="float" table:number-columns-spanned="1" table:number-rows-spanned="2">
            <text:p>346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6" office:value-type="float" office:value="45" calcext:value-type="float" table:number-columns-spanned="1" table:number-rows-spanned="3">
            <text:p>4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9" calcext:value-type="float" table:number-columns-spanned="1" table:number-rows-spanned="2">
            <text:p>346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6" office:value-type="float" office:value="46" calcext:value-type="float" table:number-columns-spanned="1" table:number-rows-spanned="3">
            <text:p>4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70" calcext:value-type="float" table:number-columns-spanned="1" table:number-rows-spanned="2">
            <text:p>347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6" office:value-type="float" office:value="47" calcext:value-type="float" table:number-columns-spanned="1" table:number-rows-spanned="3">
            <text:p>4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71" calcext:value-type="float" table:number-columns-spanned="1" table:number-rows-spanned="2">
            <text:p>347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6" office:value-type="float" office:value="48" calcext:value-type="float" table:number-columns-spanned="1" table:number-rows-spanned="3">
            <text:p>4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72" calcext:value-type="float" table:number-columns-spanned="1" table:number-rows-spanned="2">
            <text:p>347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21" calcext:value-type="float" table:number-columns-spanned="1" table:number-rows-spanned="7">
            <text:p>21</text:p>
          </table:table-cell>
          <table:covered-table-cell/>
          <table:table-cell/>
          <table:table-cell table:style-name="ce6" office:value-type="float" office:value="49" calcext:value-type="float" table:number-columns-spanned="1" table:number-rows-spanned="7">
            <text:p>4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table-cell table:style-name="ce14" office:value-type="string" calcext:value-type="string" table:number-columns-spanned="1" table:number-rows-spanned="74">
            <text:p>Ahas</text:p>
          </table:table-cell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73" calcext:value-type="float" table:number-columns-spanned="1" table:number-rows-spanned="2">
            <text:p>347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table-cell table:style-name="ce28" office:value-type="float" office:value="22" calcext:value-type="float" table:number-columns-spanned="1" table:number-rows-spanned="4">
            <text:p>22</text:p>
          </table:table-cell>
          <table:covered-table-cell/>
          <table:table-cell/>
          <table:table-cell table:style-name="ce6" office:value-type="float" office:value="50" calcext:value-type="float" table:number-columns-spanned="1" table:number-rows-spanned="4">
            <text:p>5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table-cell table:style-name="ce20" office:value-type="string" calcext:value-type="string" table:number-columns-spanned="1" table:number-rows-spanned="7">
            <text:p>Pekachja</text:p>
          </table:table-cell>
          <table:table-cell table:number-columns-repeated="11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74" calcext:value-type="float" table:number-columns-spanned="1" table:number-rows-spanned="2">
            <text:p>347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table-cell table:style-name="ce28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6" office:value-type="float" office:value="51" calcext:value-type="float" table:number-columns-spanned="1" table:number-rows-spanned="3">
            <text:p>5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75" calcext:value-type="float" table:number-columns-spanned="1" table:number-rows-spanned="2">
            <text:p>347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table-cell table:style-name="ce28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6" office:value-type="float" office:value="52" calcext:value-type="float" table:number-columns-spanned="1" table:number-rows-spanned="4">
            <text:p>5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table-cell table:style-name="ce21" office:value-type="float" office:value="1" calcext:value-type="float" table:number-columns-spanned="1" table:number-rows-spanned="2">
            <text:p>1</text:p>
          </table:table-cell>
          <table:table-cell table:style-name="ce20" office:value-type="string" calcext:value-type="string" table:number-columns-spanned="1" table:number-rows-spanned="71">
            <text:p>Pekach</text:p>
          </table:table-cell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8" office:value-type="float" office:value="-758" calcext:value-type="float" table:number-columns-spanned="1" table:number-rows-spanned="2">
            <text:p>-758</text:p>
          </table:table-cell>
          <table:table-cell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76" calcext:value-type="float" table:number-columns-spanned="1" table:number-rows-spanned="2">
            <text:p>347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1"/>
          <table:table-cell table:style-name="ce21" office:value-type="float" office:value="2" calcext:value-type="float" table:number-columns-spanned="1" table:number-rows-spanned="5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25" calcext:value-type="float" table:number-columns-spanned="1" table:number-rows-spanned="5">
            <text:p>25</text:p>
          </table:table-cell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style-name="ce32" office:value-type="string" calcext:value-type="string" table:number-columns-spanned="1" table:number-rows-spanned="53">
            <text:p>Jotham, Peckach 2, 25 j, 16 R</text:p>
          </table:table-cell>
          <table:table-cell table:number-columns-repeated="4"/>
          <table:table-cell table:style-name="ce45"/>
          <table:table-cell table:style-name="ce44"/>
          <table:table-cell table:style-name="ce48" office:value-type="float" office:value="3477" calcext:value-type="float" table:number-columns-spanned="1" table:number-rows-spanned="2">
            <text:p>347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478" calcext:value-type="float" table:number-columns-spanned="1" table:number-rows-spanned="2">
            <text:p>347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479" calcext:value-type="float" table:number-columns-spanned="1" table:number-rows-spanned="2">
            <text:p>347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480" calcext:value-type="float" table:number-columns-spanned="1" table:number-rows-spanned="2">
            <text:p>348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481" calcext:value-type="float" table:number-columns-spanned="1" table:number-rows-spanned="2">
            <text:p>348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482" calcext:value-type="float" table:number-columns-spanned="1" table:number-rows-spanned="2">
            <text:p>348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483" calcext:value-type="float" table:number-columns-spanned="1" table:number-rows-spanned="2">
            <text:p>348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table-cell table:style-name="ce14" office:value-type="string" calcext:value-type="string" table:number-columns-spanned="1" table:number-rows-spanned="82">
            <text:p>Hiskia</text:p>
          </table:table-cell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484" calcext:value-type="float" table:number-columns-spanned="1" table:number-rows-spanned="2">
            <text:p>348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85" calcext:value-type="float" table:number-columns-spanned="1" table:number-rows-spanned="2">
            <text:p>348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86" calcext:value-type="float" table:number-columns-spanned="1" table:number-rows-spanned="2">
            <text:p>348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87" calcext:value-type="float" table:number-columns-spanned="1" table:number-rows-spanned="2">
            <text:p>348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88" calcext:value-type="float" table:number-columns-spanned="1" table:number-rows-spanned="2">
            <text:p>348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89" calcext:value-type="float" table:number-columns-spanned="1" table:number-rows-spanned="2">
            <text:p>348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0" calcext:value-type="float" table:number-columns-spanned="1" table:number-rows-spanned="2">
            <text:p>349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1" calcext:value-type="float" table:number-columns-spanned="1" table:number-rows-spanned="2">
            <text:p>349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7" calcext:value-type="float" table:number-columns-spanned="1" table:number-rows-spanned="4">
            <text:p>17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6" office:value-type="float" office:value="8" calcext:value-type="float" table:number-columns-spanned="1" table:number-rows-spanned="4">
            <text:p>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2" calcext:value-type="float" table:number-columns-spanned="1" table:number-rows-spanned="2">
            <text:p>349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8" calcext:value-type="float" table:number-columns-spanned="1" table:number-rows-spanned="4">
            <text:p>18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6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table-cell table:style-name="ce32" office:value-type="string" calcext:value-type="string" table:number-columns-spanned="1" table:number-rows-spanned="51">
            <text:p>Ahas: Pekach 17</text:p>
          </table:table-cell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3" calcext:value-type="float" table:number-columns-spanned="1" table:number-rows-spanned="2">
            <text:p>349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7" calcext:value-type="float" table:number-columns-spanned="1" table:number-rows-spanned="3">
            <text:p>17</text:p>
          </table:table-cell>
          <table:table-cell table:number-columns-repeated="2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4" calcext:value-type="float" table:number-columns-spanned="1" table:number-rows-spanned="2">
            <text:p>349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8" calcext:value-type="float" table:number-columns-spanned="1" table:number-rows-spanned="4">
            <text:p>18</text:p>
          </table:table-cell>
          <table:table-cell table:number-columns-repeated="2"/>
          <table:table-cell table:style-name="ce6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5" calcext:value-type="float" table:number-columns-spanned="1" table:number-rows-spanned="2">
            <text:p>349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21" calcext:value-type="float" table:number-columns-spanned="1" table:number-rows-spanned="2">
            <text:p>21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9" calcext:value-type="float" table:number-columns-spanned="1" table:number-rows-spanned="4">
            <text:p>19</text:p>
          </table:table-cell>
          <table:table-cell table:number-columns-repeated="2"/>
          <table:table-cell table:style-name="ce6" office:value-type="float" office:value="12" calcext:value-type="float" table:number-columns-spanned="1" table:number-rows-spanned="4">
            <text:p>1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table-cell table:style-name="ce20" office:value-type="string" calcext:value-type="string" table:number-columns-spanned="1" table:number-rows-spanned="62">
            <text:p>Hosea: Jotham 20</text:p>
          </table:table-cell>
          <table:table-cell table:number-columns-repeated="5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6" calcext:value-type="float" table:number-columns-spanned="1" table:number-rows-spanned="2">
            <text:p>349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table-cell table:style-name="ce28" office:value-type="float" office:value="20" calcext:value-type="float" table:number-columns-spanned="1" table:number-rows-spanned="4">
            <text:p>20</text:p>
          </table:table-cell>
          <table:table-cell table:number-columns-repeated="2"/>
          <table:table-cell table:style-name="ce6" office:value-type="float" office:value="13" calcext:value-type="float" table:number-columns-spanned="1" table:number-rows-spanned="4">
            <text:p>1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7" calcext:value-type="float" table:number-columns-spanned="1" table:number-rows-spanned="2">
            <text:p>349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8" calcext:value-type="float" table:number-columns-spanned="1" table:number-rows-spanned="2">
            <text:p>349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9" calcext:value-type="float" table:number-columns-spanned="1" table:number-rows-spanned="2">
            <text:p>349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0" calcext:value-type="float" table:number-columns-spanned="1" table:number-rows-spanned="2">
            <text:p>350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1" calcext:value-type="float" table:number-columns-spanned="1" table:number-rows-spanned="2">
            <text:p>350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2" calcext:value-type="float" table:number-columns-spanned="1" table:number-rows-spanned="2">
            <text:p>350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3" calcext:value-type="float" table:number-columns-spanned="1" table:number-rows-spanned="2">
            <text:p>350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4" calcext:value-type="float" table:number-columns-spanned="1" table:number-rows-spanned="2">
            <text:p>350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5" calcext:value-type="float" table:number-columns-spanned="1" table:number-rows-spanned="2">
            <text:p>350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6" calcext:value-type="float" table:number-columns-spanned="1" table:number-rows-spanned="2">
            <text:p>350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7" calcext:value-type="float" table:number-columns-spanned="1" table:number-rows-spanned="2">
            <text:p>350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5"/>
          <table:table-cell table:style-name="ce48" office:value-type="float" office:value="-726" calcext:value-type="float" table:number-columns-spanned="1" table:number-rows-spanned="2">
            <text:p>-726</text:p>
          </table:table-cell>
          <table:table-cell/>
        </table:table-row>
        <table:table-row table:style-name="ro2">
          <table:table-cell table:number-columns-repeated="25"/>
          <table:covered-table-cell/>
          <table:table-cell table:number-columns-repeated="10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8" calcext:value-type="float" table:number-columns-spanned="1" table:number-rows-spanned="2">
            <text:p>3508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4"/>
          <table:table-cell table:style-name="ce25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table-cell table:style-name="ce45"/>
          <table:table-cell table:style-name="ce48" office:value-type="float" office:value="-725" calcext:value-type="float" table:number-columns-spanned="1" table:number-rows-spanned="2">
            <text:p>-725</text:p>
          </table:table-cell>
          <table:table-cell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/>
          <table:table-cell table:style-name="ce32" office:value-type="string" calcext:value-type="string" table:number-columns-spanned="1" table:number-rows-spanned="101">
            <text:p>Hiskia: Hosea 3, 25 j, 29 R</text:p>
          </table:table-cell>
          <table:table-cell/>
          <table:table-cell table:style-name="ce45"/>
          <table:table-cell table:style-name="ce44"/>
          <table:table-cell table:style-name="ce48" office:value-type="float" office:value="3509" calcext:value-type="float" table:number-columns-spanned="1" table:number-rows-spanned="2">
            <text:p>350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4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0" calcext:value-type="float" table:number-columns-spanned="1" table:number-rows-spanned="2">
            <text:p>351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4"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1" calcext:value-type="float" table:number-columns-spanned="1" table:number-rows-spanned="2">
            <text:p>351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4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10"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2" calcext:value-type="float" table:number-columns-spanned="1" table:number-rows-spanned="2">
            <text:p>351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4"/>
          <table:table-cell table:style-name="ce6" office:value-type="float" office:value="7" calcext:value-type="float" table:number-columns-spanned="1" table:number-rows-spanned="5">
            <text:p>7</text:p>
          </table:table-cell>
          <table:covered-table-cell/>
          <table:table-cell table:number-columns-repeated="10"/>
          <table:table-cell table:style-name="ce6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9:24</text:p>
          </table:table-cell>
          <table:table-cell table:style-name="ce3"/>
          <table:table-cell table:number-columns-repeated="21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8">
            <text:p>Belagerung Samarias durch Salmaneser, König vno Assyrien</text:p>
          </table:table-cell>
          <table:covered-table-cell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3" calcext:value-type="float" table:number-columns-spanned="1" table:number-rows-spanned="2">
            <text:p>351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table-cell table:style-name="ce45"/>
          <table:table-cell table:style-name="ce48" office:value-type="float" office:value="-720" calcext:value-type="float" table:number-columns-spanned="1" table:number-rows-spanned="2">
            <text:p>-720</text:p>
          </table:table-cell>
          <table:table-cell table:style-name="ce8" office:value-type="string" calcext:value-type="string">
            <text:p>Gemäss Roger Liebi: 722 v. Chr.</text:p>
          </table:table-cell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4" calcext:value-type="float" table:number-columns-spanned="1" table:number-rows-spanned="2">
            <text:p>3514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table-cell table:style-name="ce6" office:value-type="float" office:value="9" calcext:value-type="float" table:number-columns-spanned="1" table:number-rows-spanned="4">
            <text:p>9</text:p>
          </table:table-cell>
          <table:table-cell table:number-columns-repeated="11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18:10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17"/>
          <table:covered-table-cell/>
          <table:table-cell table:number-columns-repeated="11"/>
          <table:covered-table-cell table:number-columns-repeated="2"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6" office:value-type="string" calcext:value-type="string" table:number-columns-spanned="2" table:number-rows-spanned="7">
            <text:p>Smaria eingenommen</text:p>
          </table:table-cell>
          <table:covered-table-cell/>
          <table:table-cell table:number-columns-repeated="15"/>
          <table:covered-table-cell/>
          <table:table-cell table:number-columns-repeated="11"/>
          <table:covered-table-cell table:number-columns-repeated="2"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15"/>
          <table:covered-table-cell/>
          <table:table-cell table:number-columns-repeated="11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5" calcext:value-type="float" table:number-columns-spanned="1" table:number-rows-spanned="2">
            <text:p>351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6" calcext:value-type="float" table:number-columns-spanned="1" table:number-rows-spanned="2">
            <text:p>351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7" calcext:value-type="float" table:number-columns-spanned="1" table:number-rows-spanned="2">
            <text:p>351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8" calcext:value-type="float" table:number-columns-spanned="1" table:number-rows-spanned="2">
            <text:p>351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9" calcext:value-type="float" table:number-columns-spanned="1" table:number-rows-spanned="2">
            <text:p>351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0" calcext:value-type="float" table:number-columns-spanned="1" table:number-rows-spanned="2">
            <text:p>352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1" calcext:value-type="float" table:number-columns-spanned="1" table:number-rows-spanned="2">
            <text:p>352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4"/>
          <table:table-cell table:style-name="ce45"/>
          <table:table-cell table:style-name="ce48" office:value-type="float" office:value="-712" calcext:value-type="float" table:number-columns-spanned="1" table:number-rows-spanned="2">
            <text:p>-712</text:p>
          </table:table-cell>
          <table:table-cell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2" calcext:value-type="float" table:number-columns-spanned="1" table:number-rows-spanned="2">
            <text:p>3522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6"/>
          <table:table-cell table:style-name="ce6" office:value-type="float" office:value="14" calcext:value-type="float" table:number-columns-spanned="1" table:number-rows-spanned="9">
            <text:p>1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18:3</text:p>
          </table:table-cell>
          <table:table-cell table:style-name="ce3"/>
          <table:table-cell table:number-columns-repeated="33"/>
          <table:covered-table-cell table:number-columns-repeated="2"/>
          <table:table-cell table:number-columns-repeated="7"/>
        </table:table-row>
        <table:table-row table:style-name="ro2">
          <table:table-cell/>
          <table:covered-table-cell/>
          <table:table-cell table:number-columns-repeated="3"/>
          <table:table-cell table:style-name="ce6" office:value-type="string" calcext:value-type="string" table:number-columns-spanned="2" table:number-rows-spanned="12">
            <text:p>Sanherib, der König von Assyrien, nit feste Städte Judas ein</text:p>
          </table:table-cell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6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6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6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table-cell table:style-name="ce13" office:value-type="string" calcext:value-type="string" table:number-columns-spanned="4" table:number-rows-spanned="23">
            <text:p>Sonnenwunder, 741 Jahre vor Kreuzigung, 741 Jahre nach Josuas Sonnenwunder (im 14.!) Jahr der Landeinnahme. Dale Wong (The Ancient 360 Day Year) berechnet Jahr 713 v. Chr. </text:p>
          </table:table-cell>
          <table:covered-table-cell table:number-columns-repeated="3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6"/>
          <table:covered-table-cell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3" calcext:value-type="float" table:number-columns-spanned="1" table:number-rows-spanned="2">
            <text:p>352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6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4" calcext:value-type="float" table:number-columns-spanned="1" table:number-rows-spanned="2">
            <text:p>352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6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5" calcext:value-type="float" table:number-columns-spanned="1" table:number-rows-spanned="2">
            <text:p>352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table-cell table:style-name="ce6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table-cell table:style-name="ce14" office:value-type="string" calcext:value-type="string" table:number-columns-spanned="1" table:number-rows-spanned="38">
            <text:p>Manasse</text:p>
          </table:table-cell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6" calcext:value-type="float" table:number-columns-spanned="1" table:number-rows-spanned="2">
            <text:p>352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table-cell table:style-name="ce6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7" calcext:value-type="float" table:number-columns-spanned="1" table:number-rows-spanned="2">
            <text:p>352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8" calcext:value-type="float" table:number-columns-spanned="1" table:number-rows-spanned="2">
            <text:p>352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9" calcext:value-type="float" table:number-columns-spanned="1" table:number-rows-spanned="2">
            <text:p>352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30" calcext:value-type="float" table:number-columns-spanned="1" table:number-rows-spanned="2">
            <text:p>353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31" calcext:value-type="float" table:number-columns-spanned="1" table:number-rows-spanned="2">
            <text:p>353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32" calcext:value-type="float" table:number-columns-spanned="1" table:number-rows-spanned="2">
            <text:p>353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33" calcext:value-type="float" table:number-columns-spanned="1" table:number-rows-spanned="2">
            <text:p>353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34" calcext:value-type="float" table:number-columns-spanned="1" table:number-rows-spanned="2">
            <text:p>353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6" calcext:value-type="float" table:number-columns-spanned="1" table:number-rows-spanned="3">
            <text:p>2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35" calcext:value-type="float" table:number-columns-spanned="1" table:number-rows-spanned="2">
            <text:p>353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/>
          <table:table-cell/>
          <table:table-cell table:style-name="ce6" office:value-type="float" office:value="27" calcext:value-type="float" table:number-columns-spanned="1" table:number-rows-spanned="3">
            <text:p>2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36" calcext:value-type="float" table:number-columns-spanned="1" table:number-rows-spanned="2">
            <text:p>353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/>
          <table:table-cell/>
          <table:table-cell table:style-name="ce6" office:value-type="float" office:value="28" calcext:value-type="float" table:number-columns-spanned="1" table:number-rows-spanned="5">
            <text:p>2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37" calcext:value-type="float" table:number-columns-spanned="1" table:number-rows-spanned="2">
            <text:p>353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table-cell table:style-name="ce26" office:value-type="string" calcext:value-type="string" table:number-columns-spanned="1" table:number-rows-spanned="12">
            <text:p>Manasse, 12 j, 55 R</text:p>
          </table:table-cell>
          <table:table-cell table:number-columns-repeated="10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538" calcext:value-type="float" table:number-columns-spanned="1" table:number-rows-spanned="2">
            <text:p>353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10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570" calcext:value-type="float" table:number-columns-spanned="1" table:number-rows-spanned="2">
            <text:p>357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2"/>
          <table:table-cell table:style-name="ce14" office:value-type="string" calcext:value-type="string" table:number-columns-spanned="1" table:number-rows-spanned="6">
            <text:p>Amon</text:p>
          </table:table-cell>
          <table:table-cell table:number-columns-repeated="7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586" calcext:value-type="float" table:number-columns-spanned="1" table:number-rows-spanned="2">
            <text:p>358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table-cell table:style-name="ce14" office:value-type="string" calcext:value-type="string" table:number-columns-spanned="1" table:number-rows-spanned="9">
            <text:p>Josi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592" calcext:value-type="float" table:number-columns-spanned="1" table:number-rows-spanned="2">
            <text:p>359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table-cell table:style-name="ce26" table:number-columns-spanned="1" table:number-rows-spanned="6"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593" calcext:value-type="float" table:number-columns-spanned="1" table:number-rows-spanned="2">
            <text:p>359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594" calcext:value-type="float" table:number-columns-spanned="1" table:number-rows-spanned="2">
            <text:p>359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table-cell table:style-name="ce26" office:value-type="string" calcext:value-type="string" table:number-columns-spanned="1" table:number-rows-spanned="49">
            <text:p>8 j, 31 R</text:p>
          </table:table-cell>
          <table:table-cell table:number-columns-repeated="13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595" calcext:value-type="float" table:number-columns-spanned="1" table:number-rows-spanned="2">
            <text:p>359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13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600" calcext:value-type="float" table:number-columns-spanned="1" table:number-rows-spanned="2">
            <text:p>360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table-cell table:style-name="ce14" office:value-type="string" calcext:value-type="string" table:number-columns-spanned="1" table:number-rows-spanned="45">
            <text:p>Jojakim/Eljakim</text:p>
          </table:table-cell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602" calcext:value-type="float" table:number-columns-spanned="1" table:number-rows-spanned="2">
            <text:p>360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table-cell table:style-name="ce14" office:value-type="string" calcext:value-type="string" table:number-columns-spanned="1" table:number-rows-spanned="40">
            <text:p>Joahas</text:p>
          </table:table-cell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06" calcext:value-type="float" table:number-columns-spanned="1" table:number-rows-spanned="2">
            <text:p>360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07" calcext:value-type="float" table:number-columns-spanned="1" table:number-rows-spanned="2">
            <text:p>360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11" calcext:value-type="float" table:number-columns-spanned="1" table:number-rows-spanned="2">
            <text:p>361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1" calcext:value-type="float" table:number-columns-spanned="1" table:number-rows-spanned="5">
            <text:p>1</text:p>
          </table:table-cell>
          <table:table-cell table:style-name="ce7" office:value-type="string" calcext:value-type="string" table:number-columns-spanned="1" table:number-rows-spanned="280">
            <text:p>Bezugsjahr von Hesekiel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12" calcext:value-type="float" table:number-columns-spanned="1" table:number-rows-spanned="2">
            <text:p>361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15" calcext:value-type="float" table:number-columns-spanned="1" table:number-rows-spanned="2">
            <text:p>361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table-cell table:style-name="ce14" office:value-type="string" calcext:value-type="string" table:number-columns-spanned="1" table:number-rows-spanned="77">
            <text:p>Mattanja/Zedekia</text:p>
          </table:table-cell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16" calcext:value-type="float" table:number-columns-spanned="1" table:number-rows-spanned="2">
            <text:p>361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17" calcext:value-type="float" table:number-columns-spanned="1" table:number-rows-spanned="2">
            <text:p>361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table-cell table:style-name="ce14" office:value-type="string" calcext:value-type="string" table:number-columns-spanned="1" table:number-rows-spanned="62">
            <text:p>Jojakin / Jechon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18" calcext:value-type="float" table:number-columns-spanned="1" table:number-rows-spanned="2">
            <text:p>361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19" calcext:value-type="float" table:number-columns-spanned="1" table:number-rows-spanned="2">
            <text:p>361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3:29</text:p>
          </table:table-cell>
          <table:table-cell table:style-name="ce3"/>
          <table:table-cell table:number-columns-repeated="14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25" calcext:value-type="float" table:number-columns-spanned="1" table:number-rows-spanned="2">
            <text:p>3625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covered-table-cell/>
          <table:table-cell table:number-columns-repeated="1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26" table:number-columns-spanned="1" table:number-rows-spanned="2"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table-cell table:style-name="ce26" office:value-type="string" calcext:value-type="string" table:number-columns-spanned="1" table:number-rows-spanned="48">
            <text:p>Jojakim/Eljakim 25 j, 11 R</text:p>
          </table:table-cell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626" calcext:value-type="float" table:number-columns-spanned="1" table:number-rows-spanned="2">
            <text:p>362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627" calcext:value-type="float" table:number-columns-spanned="1" table:number-rows-spanned="2">
            <text:p>362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7"/>
          <table:table-cell table:style-name="ce45"/>
          <table:table-cell table:style-name="ce48" office:value-type="float" office:value="-606" calcext:value-type="float" table:number-columns-spanned="1" table:number-rows-spanned="2">
            <text:p>-606</text:p>
          </table:table-cell>
          <table:table-cell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628" calcext:value-type="float" table:number-columns-spanned="1" table:number-rows-spanned="2">
            <text:p>3628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6" office:value-type="float" office:value="3" calcext:value-type="float" table:number-columns-spanned="1" table:number-rows-spanned="11">
            <text:p>3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4"/>
          <table:table-cell table:style-name="ce15" office:value-type="string" calcext:value-type="string" table:number-columns-spanned="1" table:number-rows-spanned="183">
            <text:p>Nebukadnezar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4:1</text:p>
          </table:table-cell>
          <table:table-cell table:style-name="ce3"/>
          <table:table-cell table:number-columns-repeated="14"/>
          <table:covered-table-cell/>
          <table:table-cell table:number-columns-repeated="4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 table:style-name="ce2"/>
          <table:table-cell table:number-columns-repeated="15"/>
          <table:covered-table-cell/>
          <table:table-cell table:number-columns-repeated="4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1:1</text:p>
          </table:table-cell>
          <table:table-cell table:style-name="ce3"/>
          <table:table-cell table:number-columns-repeated="1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 table:style-name="ce2"/>
          <table:table-cell table:number-columns-repeated="3"/>
          <table:table-cell table:style-name="ce6" office:value-type="string" calcext:value-type="string" table:number-columns-spanned="2" table:number-rows-spanned="8">
            <text:p>Belagerung Jerusalems</text:p>
          </table:table-cell>
          <table:covered-table-cell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6" office:value-type="string" calcext:value-type="string" table:number-columns-spanned="1" table:number-rows-spanned="12">
            <text:p>Daniel 3 Jahre erzogen (Dan 1:5)</text:p>
          </table:table-cell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7"/>
          <table:table-cell table:style-name="ce45"/>
          <table:table-cell table:style-name="ce48" office:value-type="float" office:value="-605" calcext:value-type="float" table:number-columns-spanned="1" table:number-rows-spanned="2">
            <text:p>-605</text:p>
          </table:table-cell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629" calcext:value-type="float" table:number-columns-spanned="1" table:number-rows-spanned="2">
            <text:p>362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table-cell table:style-name="ce14" office:value-type="string" calcext:value-type="string" table:number-columns-spanned="1" table:number-rows-spanned="215">
            <text:p>70 Jahre Babel (Jer 25:11-12, Jer 29:10)</text:p>
          </table:table-cell>
          <table:table-cell/>
          <table:table-cell table:style-name="ce6" office:value-type="float" office:value="1" calcext:value-type="float" table:number-columns-spanned="1" table:number-rows-spanned="5">
            <text:p>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7"/>
          <table:table-cell table:style-name="ce45"/>
          <table:table-cell table:style-name="ce48" office:value-type="float" office:value="-604" calcext:value-type="float" table:number-columns-spanned="1" table:number-rows-spanned="2">
            <text:p>-604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630" calcext:value-type="float" table:number-columns-spanned="1" table:number-rows-spanned="2">
            <text:p>363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2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4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4">
            <text:p>Nebukad. hat Träume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8" office:value-type="float" office:value="-603" calcext:value-type="float" table:number-columns-spanned="1" table:number-rows-spanned="2">
            <text:p>-603</text:p>
          </table:table-cell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15" office:value-type="string" calcext:value-type="string" table:number-columns-spanned="1" table:number-rows-spanned="207">
            <text:p>Daniel bleibt bis zum ersten Jahr des Königs Kores (Dan 1:21)</text:p>
          </table:table-cell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631" calcext:value-type="float" table:number-columns-spanned="1" table:number-rows-spanned="2">
            <text:p>3631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8" office:value-type="float" office:value="-602" calcext:value-type="float" table:number-columns-spanned="1" table:number-rows-spanned="2">
            <text:p>-602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632" calcext:value-type="float" table:number-columns-spanned="1" table:number-rows-spanned="2">
            <text:p>3632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8" office:value-type="float" office:value="-601" calcext:value-type="float" table:number-columns-spanned="1" table:number-rows-spanned="2">
            <text:p>-601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633" calcext:value-type="float" table:number-columns-spanned="1" table:number-rows-spanned="2">
            <text:p>3633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8" office:value-type="float" office:value="-600" calcext:value-type="float" table:number-columns-spanned="1" table:number-rows-spanned="2">
            <text:p>-600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634" calcext:value-type="float" table:number-columns-spanned="1" table:number-rows-spanned="2">
            <text:p>3634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8" office:value-type="float" office:value="-599" calcext:value-type="float" table:number-columns-spanned="1" table:number-rows-spanned="2">
            <text:p>-599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635" calcext:value-type="float" table:number-columns-spanned="1" table:number-rows-spanned="2">
            <text:p>3635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7" calcext:value-type="float" table:number-columns-spanned="1" table:number-rows-spanned="4">
            <text:p>7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52:28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  <table:table-cell table:style-name="ce52" office:value-type="string" calcext:value-type="string">
            <text:p>BM 38462: 599 v. Chr.Partielle Sonnenfinsterniss im 5. Jahr Nebukadnezars</text:p>
          </table:table-cell>
        </table:table-row>
        <table:table-row table:style-name="ro2">
          <table:table-cell/>
          <table:covered-table-cell/>
          <table:table-cell table:style-name="ce4"/>
          <table:table-cell table:number-columns-repeated="9"/>
          <table:table-cell table:style-name="ce6" office:value-type="string" calcext:value-type="string" table:number-columns-spanned="2" table:number-rows-spanned="14">
            <text:p>3320 Juden weggeführt (Nebukadnezar 7)</text:p>
          </table:table-cell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8" office:value-type="float" office:value="-598" calcext:value-type="float" table:number-columns-spanned="1" table:number-rows-spanned="2">
            <text:p>-598</text:p>
          </table:table-cell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636" calcext:value-type="float" table:number-columns-spanned="1" table:number-rows-spanned="2">
            <text:p>363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6" office:value-type="float" office:value="8" calcext:value-type="float" table:number-columns-spanned="1" table:number-rows-spanned="11">
            <text:p>8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4:8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2. Chr 36:8</text:p>
          </table:table-cell>
          <table:table-cell table:style-name="ce3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4"/>
          <table:table-cell table:number-columns-repeated="4"/>
        </table:table-row>
        <table:table-row table:style-name="ro2">
          <table:table-cell/>
          <table:covered-table-cell/>
          <table:table-cell/>
          <table:covered-table-cell/>
          <table:table-cell table:number-columns-repeated="8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table-cell table:style-name="ce32" office:value-type="string" calcext:value-type="string" table:number-columns-spanned="1" table:number-rows-spanned="7">
            <text:p>18 j, R 3Mt</text:p>
          </table:table-cell>
          <table:table-cell table:number-columns-repeated="2"/>
          <table:covered-table-cell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3"/>
          <table:table-cell table:number-columns-repeated="2"/>
          <table:covered-table-cell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3"/>
          <table:table-cell table:number-columns-repeated="2"/>
          <table:covered-table-cell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3"/>
          <table:table-cell table:number-columns-repeated="2"/>
          <table:covered-table-cell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3"/>
          <table:table-cell table:number-columns-repeated="2"/>
          <table:covered-table-cell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table-cell table:style-name="ce26" office:value-type="string" calcext:value-type="string" table:number-columns-spanned="1" table:number-rows-spanned="74">
            <text:p>21 j, R 11</text:p>
          </table:table-cell>
          <table:table-cell/>
          <table:table-cell table:style-name="ce28" office:value-type="float" office:value="1" calcext:value-type="float" table:number-columns-spanned="1" table:number-rows-spanned="2">
            <text:p>1</text:p>
          </table:table-cell>
          <table:table-cell table:style-name="ce15" office:value-type="string" calcext:value-type="string" table:number-columns-spanned="1" table:number-rows-spanned="179">
            <text:p>Jahr der Wegführung Jojakins</text:p>
          </table:table-cell>
          <table:table-cell table:number-columns-repeated="2"/>
          <table:covered-table-cell/>
          <table:table-cell table:number-columns-repeated="10"/>
          <table:table-cell table:style-name="ce45"/>
          <table:table-cell table:style-name="ce48" office:value-type="float" office:value="-597" calcext:value-type="float" table:number-columns-spanned="1" table:number-rows-spanned="2">
            <text:p>-597</text:p>
          </table:table-cell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637" calcext:value-type="float" table:number-columns-spanned="1" table:number-rows-spanned="2">
            <text:p>363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6" office:value-type="float" office:value="9" calcext:value-type="float" table:number-columns-spanned="1" table:number-rows-spanned="4">
            <text:p>9</text:p>
          </table:table-cell>
          <table:covered-table-cell table:style-name="ce9"/>
          <table:table-cell/>
          <table:table-cell table:style-name="ce6" office:value-type="float" office:value="1" calcext:value-type="float" table:number-columns-spanned="1" table:number-rows-spanned="4">
            <text:p>1</text:p>
          </table:table-cell>
          <table:covered-table-cell/>
          <table:table-cell/>
          <table:table-cell table:style-name="ce28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638" calcext:value-type="float" table:number-columns-spanned="1" table:number-rows-spanned="2">
            <text:p>363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0" calcext:value-type="float" table:number-columns-spanned="1" table:number-rows-spanned="4">
            <text:p>10</text:p>
          </table:table-cell>
          <table:covered-table-cell table:style-name="ce9"/>
          <table:table-cell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28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639" calcext:value-type="float" table:number-columns-spanned="1" table:number-rows-spanned="2">
            <text:p>363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1" calcext:value-type="float" table:number-columns-spanned="1" table:number-rows-spanned="4">
            <text:p>11</text:p>
          </table:table-cell>
          <table:covered-table-cell table:style-name="ce9"/>
          <table:table-cell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28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640" calcext:value-type="float" table:number-columns-spanned="1" table:number-rows-spanned="2">
            <text:p>364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30" calcext:value-type="float" table:number-columns-spanned="1" table:number-rows-spanned="8">
            <text:p>30</text:p>
          </table:table-cell>
          <table:covered-table-cell/>
          <table:table-cell/>
          <table:covered-table-cell/>
          <table:table-cell/>
          <table:table-cell table:style-name="ce6" office:value-type="float" office:value="12" calcext:value-type="float" table:number-columns-spanned="1" table:number-rows-spanned="8">
            <text:p>12</text:p>
          </table:table-cell>
          <table:covered-table-cell table:style-name="ce9"/>
          <table:table-cell/>
          <table:table-cell table:style-name="ce6" office:value-type="float" office:value="4" calcext:value-type="float" table:number-columns-spanned="1" table:number-rows-spanned="8">
            <text:p>4</text:p>
          </table:table-cell>
          <table:covered-table-cell/>
          <table:table-cell/>
          <table:table-cell table:style-name="ce28" office:value-type="float" office:value="5" calcext:value-type="float" table:number-columns-spanned="1" table:number-rows-spanned="8">
            <text:p>5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1:1-2</text:p>
          </table:table-cell>
          <table:table-cell table:style-name="ce3"/>
          <table:table-cell table:number-columns-repeated="13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4"/>
          <table:table-cell table:style-name="ce49" office:value-type="float" office:value="5.4" calcext:value-type="float" table:number-columns-spanned="1" table:number-rows-spanned="2">
            <text:p>5.4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6">
            <text:p>Hesekiel sieht geöffneten Himmel</text:p>
          </table:table-cell>
          <table:covered-table-cell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641" calcext:value-type="float" table:number-columns-spanned="1" table:number-rows-spanned="2">
            <text:p>364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6" office:value-type="float" office:value="13" calcext:value-type="float" table:number-columns-spanned="1" table:number-rows-spanned="6">
            <text:p>13</text:p>
          </table:table-cell>
          <table:covered-table-cell table:style-name="ce9"/>
          <table:table-cell/>
          <table:table-cell table:style-name="ce6" office:value-type="float" office:value="5" calcext:value-type="float" table:number-columns-spanned="1" table:number-rows-spanned="6">
            <text:p>5</text:p>
          </table:table-cell>
          <table:covered-table-cell/>
          <table:table-cell/>
          <table:table-cell table:style-name="ce28" office:value-type="float" office:value="6" calcext:value-type="float" table:number-columns-spanned="1" table:number-rows-spanned="6">
            <text:p>6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8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4"/>
          <table:table-cell table:style-name="ce49" office:value-type="float" office:value="5.6" calcext:value-type="float" table:number-columns-spanned="1" table:number-rows-spanned="2">
            <text:p>5.6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11">
            <text:p>Herrlichkeit verlässt Tempel (Hes 10:4, Hes 11:23)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642" calcext:value-type="float" table:number-columns-spanned="1" table:number-rows-spanned="2">
            <text:p>364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6" office:value-type="float" office:value="14" calcext:value-type="float" table:number-columns-spanned="1" table:number-rows-spanned="7">
            <text:p>14</text:p>
          </table:table-cell>
          <table:covered-table-cell table:style-name="ce9"/>
          <table:table-cell/>
          <table:table-cell table:style-name="ce6" office:value-type="float" office:value="6" calcext:value-type="float" table:number-columns-spanned="1" table:number-rows-spanned="7">
            <text:p>6</text:p>
          </table:table-cell>
          <table:covered-table-cell/>
          <table:table-cell/>
          <table:table-cell table:style-name="ce28" office:value-type="float" office:value="7" calcext:value-type="float" table:number-columns-spanned="1" table:number-rows-spanned="7">
            <text:p>7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0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4"/>
          <table:table-cell table:style-name="ce49" office:value-type="float" office:value="10.5" calcext:value-type="float" table:number-columns-spanned="1" table:number-rows-spanned="2">
            <text:p>10.5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/>
          <table:table-cell table:style-name="ce6" office:value-type="string" calcext:value-type="string" table:number-columns-spanned="2" table:number-rows-spanned="4">
            <text:p>Rede zu den Aeltesten</text:p>
          </table:table-cell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643" calcext:value-type="float" table:number-columns-spanned="1" table:number-rows-spanned="2">
            <text:p>364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table-cell table:style-name="ce6" office:value-type="float" office:value="15" calcext:value-type="float" table:number-columns-spanned="1" table:number-rows-spanned="4">
            <text:p>15</text:p>
          </table:table-cell>
          <table:covered-table-cell table:style-name="ce9"/>
          <table:table-cell/>
          <table:table-cell table:style-name="ce6" office:value-type="float" office:value="7" calcext:value-type="float" table:number-columns-spanned="1" table:number-rows-spanned="4">
            <text:p>7</text:p>
          </table:table-cell>
          <table:covered-table-cell/>
          <table:table-cell/>
          <table:table-cell table:style-name="ce28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2"/>
          <table:table-cell table:style-name="ce5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8"/>
          <table:table-cell table:style-name="ce44"/>
          <table:table-cell table:number-columns-repeated="3"/>
          <table:table-cell table:style-name="ce5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table-cell table:style-name="ce14" office:value-type="string" calcext:value-type="string" table:number-columns-spanned="1" table:number-rows-spanned="192">
            <text:p>70 Jahre Zorn</text:p>
          </table:table-cell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644" calcext:value-type="float" table:number-columns-spanned="1" table:number-rows-spanned="2">
            <text:p>364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6" calcext:value-type="float" table:number-columns-spanned="1" table:number-rows-spanned="6">
            <text:p>16</text:p>
          </table:table-cell>
          <table:covered-table-cell table:style-name="ce9"/>
          <table:table-cell/>
          <table:table-cell table:style-name="ce6" office:value-type="float" office:value="8" calcext:value-type="float" table:number-columns-spanned="1" table:number-rows-spanned="6">
            <text:p>8</text:p>
          </table:table-cell>
          <table:covered-table-cell/>
          <table:table-cell/>
          <table:table-cell table:style-name="ce28" office:value-type="float" office:value="9" calcext:value-type="float" table:number-columns-spanned="1" table:number-rows-spanned="6">
            <text:p>9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4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6"/>
          <table:table-cell table:style-name="ce44"/>
          <table:table-cell table:style-name="ce50" office:value-type="string" calcext:value-type="string" table:number-columns-spanned="1" table:number-rows-spanned="2">
            <text:p>10.10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645" calcext:value-type="float" table:number-columns-spanned="1" table:number-rows-spanned="2">
            <text:p>364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7" calcext:value-type="float" table:number-columns-spanned="1" table:number-rows-spanned="8">
            <text:p>17</text:p>
          </table:table-cell>
          <table:covered-table-cell table:style-name="ce9"/>
          <table:table-cell/>
          <table:table-cell table:style-name="ce6" office:value-type="float" office:value="9" calcext:value-type="float" table:number-columns-spanned="1" table:number-rows-spanned="8">
            <text:p>9</text:p>
          </table:table-cell>
          <table:covered-table-cell/>
          <table:table-cell/>
          <table:table-cell table:style-name="ce28" office:value-type="float" office:value="10" calcext:value-type="float" table:number-columns-spanned="1" table:number-rows-spanned="8">
            <text:p>10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9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6"/>
          <table:table-cell table:style-name="ce44"/>
          <table:table-cell table:style-name="ce50" office:value-type="string" calcext:value-type="string" table:number-columns-spanned="1" table:number-rows-spanned="2">
            <text:p>12.10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table-cell table:style-name="ce14" office:value-type="string" calcext:value-type="string" table:number-columns-spanned="1" table:number-rows-spanned="187">
            <text:p>70 Jahre Fasten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46" calcext:value-type="float" table:number-columns-spanned="1" table:number-rows-spanned="2">
            <text:p>364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8" calcext:value-type="float" table:number-columns-spanned="1" table:number-rows-spanned="20">
            <text:p>18</text:p>
          </table:table-cell>
          <table:covered-table-cell table:style-name="ce9"/>
          <table:table-cell/>
          <table:table-cell table:style-name="ce6" office:value-type="float" office:value="10" calcext:value-type="float" table:number-columns-spanned="1" table:number-rows-spanned="20">
            <text:p>10</text:p>
          </table:table-cell>
          <table:covered-table-cell/>
          <table:table-cell/>
          <table:table-cell table:style-name="ce28" office:value-type="float" office:value="11" calcext:value-type="float" table:number-columns-spanned="1" table:number-rows-spanned="20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6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50" office:value-type="string" calcext:value-type="string" table:number-columns-spanned="1" table:number-rows-spanned="2">
            <text:p>1.x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0:20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50" office:value-type="string" calcext:value-type="string" table:number-columns-spanned="1" table:number-rows-spanned="2">
            <text:p>7.1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1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50" office:value-type="string" calcext:value-type="string" table:number-columns-spanned="1" table:number-rows-spanned="2">
            <text:p>1.3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32:1-2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11" office:value-type="string" calcext:value-type="string" table:number-columns-spanned="2" table:number-rows-spanned="7">
            <text:p>Jeremia im Gefängnis (Zedekia 10, Nebukadnezar 18)</text:p>
          </table:table-cell>
          <table:covered-table-cell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52:29</text:p>
          </table:table-cell>
          <table:table-cell table:style-name="ce3"/>
          <table:table-cell table:number-columns-repeated="4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covered-table-cell table:number-columns-repeated="2"/>
          <table:table-cell/>
          <table:table-cell table:style-name="ce6" office:value-type="string" calcext:value-type="string" table:number-columns-spanned="2" table:number-rows-spanned="28">
            <text:p>832 Weggeführte (Nebukadnezar 18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-587" calcext:value-type="float" table:number-columns-spanned="1" table:number-rows-spanned="2">
            <text:p>-587</text:p>
          </table:table-cell>
          <table:table-cell/>
        </table:table-row>
        <table:table-row table:style-name="ro2">
          <table:table-cell table:number-columns-repeated="7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47" calcext:value-type="float" table:number-columns-spanned="1" table:number-rows-spanned="2">
            <text:p>364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19" calcext:value-type="float" table:number-columns-spanned="1" table:number-rows-spanned="13">
            <text:p>19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28" office:value-type="float" office:value="12" calcext:value-type="float" table:number-columns-spanned="1" table:number-rows-spanned="1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3:21</text:p>
          </table:table-cell>
          <table:table-cell table:style-name="ce3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50" office:value-type="string" calcext:value-type="string" table:number-columns-spanned="1" table:number-rows-spanned="2">
            <text:p>5.10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8">
            <text:p>Entronnener: die Stadt ist geschlagen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2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50" office:value-type="string" calcext:value-type="string" table:number-columns-spanned="1" table:number-rows-spanned="2">
            <text:p>1.12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2:17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string" calcext:value-type="string" table:number-columns-spanned="1" table:number-rows-spanned="2">
            <text:p>15.x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48" calcext:value-type="float" table:number-columns-spanned="1" table:number-rows-spanned="2">
            <text:p>364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 table:style-name="ce9"/>
          <table:table-cell table:number-columns-repeated="4"/>
          <table:table-cell table:style-name="ce28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49" calcext:value-type="float" table:number-columns-spanned="1" table:number-rows-spanned="2">
            <text:p>364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21" calcext:value-type="float" table:number-columns-spanned="1" table:number-rows-spanned="4">
            <text:p>21</text:p>
          </table:table-cell>
          <table:covered-table-cell table:style-name="ce9"/>
          <table:table-cell table:number-columns-repeated="4"/>
          <table:table-cell table:style-name="ce28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0" calcext:value-type="float" table:number-columns-spanned="1" table:number-rows-spanned="2">
            <text:p>365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22" calcext:value-type="float" table:number-columns-spanned="1" table:number-rows-spanned="4">
            <text:p>22</text:p>
          </table:table-cell>
          <table:covered-table-cell table:style-name="ce9"/>
          <table:table-cell table:number-columns-repeated="4"/>
          <table:table-cell table:style-name="ce28" office:value-type="float" office:value="15" calcext:value-type="float" table:number-columns-spanned="1" table:number-rows-spanned="4">
            <text:p>1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1" calcext:value-type="float" table:number-columns-spanned="1" table:number-rows-spanned="2">
            <text:p>365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 table:style-name="ce9"/>
          <table:table-cell table:number-columns-repeated="4"/>
          <table:table-cell table:style-name="ce28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2" calcext:value-type="float" table:number-columns-spanned="1" table:number-rows-spanned="2">
            <text:p>365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4" calcext:value-type="float" table:number-columns-spanned="1" table:number-rows-spanned="3">
            <text:p>24</text:p>
          </table:table-cell>
          <table:covered-table-cell table:style-name="ce9"/>
          <table:table-cell table:number-columns-repeated="4"/>
          <table:table-cell table:style-name="ce28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3" calcext:value-type="float" table:number-columns-spanned="1" table:number-rows-spanned="2">
            <text:p>365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 table:style-name="ce9"/>
          <table:table-cell table:number-columns-repeated="4"/>
          <table:table-cell table:style-name="ce28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4" calcext:value-type="float" table:number-columns-spanned="1" table:number-rows-spanned="2">
            <text:p>365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6" calcext:value-type="float" table:number-columns-spanned="1" table:number-rows-spanned="3">
            <text:p>26</text:p>
          </table:table-cell>
          <table:covered-table-cell table:style-name="ce9"/>
          <table:table-cell table:number-columns-repeated="4"/>
          <table:table-cell table:style-name="ce28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5" calcext:value-type="float" table:number-columns-spanned="1" table:number-rows-spanned="2">
            <text:p>365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7" calcext:value-type="float" table:number-columns-spanned="1" table:number-rows-spanned="3">
            <text:p>27</text:p>
          </table:table-cell>
          <table:covered-table-cell table:style-name="ce9"/>
          <table:table-cell table:number-columns-repeated="4"/>
          <table:table-cell table:style-name="ce28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6" calcext:value-type="float" table:number-columns-spanned="1" table:number-rows-spanned="2">
            <text:p>365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8" calcext:value-type="float" table:number-columns-spanned="1" table:number-rows-spanned="3">
            <text:p>28</text:p>
          </table:table-cell>
          <table:covered-table-cell table:style-name="ce9"/>
          <table:table-cell table:number-columns-repeated="4"/>
          <table:table-cell table:style-name="ce28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/>
          <table:table-cell table:style-name="ce45"/>
          <table:table-cell table:style-name="ce48" office:value-type="float" office:value="-577" calcext:value-type="float" table:number-columns-spanned="1" table:number-rows-spanned="2">
            <text:p>-577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7" calcext:value-type="float" table:number-columns-spanned="1" table:number-rows-spanned="2">
            <text:p>365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9" calcext:value-type="float" table:number-columns-spanned="1" table:number-rows-spanned="3">
            <text:p>29</text:p>
          </table:table-cell>
          <table:covered-table-cell table:style-name="ce9"/>
          <table:table-cell table:number-columns-repeated="4"/>
          <table:table-cell table:style-name="ce28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8" calcext:value-type="float" table:number-columns-spanned="1" table:number-rows-spanned="2">
            <text:p>365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30" calcext:value-type="float" table:number-columns-spanned="1" table:number-rows-spanned="4">
            <text:p>30</text:p>
          </table:table-cell>
          <table:covered-table-cell table:style-name="ce9"/>
          <table:table-cell table:number-columns-repeated="4"/>
          <table:table-cell table:style-name="ce28" office:value-type="float" office:value="23" calcext:value-type="float" table:number-columns-spanned="1" table:number-rows-spanned="4">
            <text:p>2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9" calcext:value-type="float" table:number-columns-spanned="1" table:number-rows-spanned="2">
            <text:p>365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31" calcext:value-type="float" table:number-columns-spanned="1" table:number-rows-spanned="4">
            <text:p>31</text:p>
          </table:table-cell>
          <table:covered-table-cell table:style-name="ce9"/>
          <table:table-cell table:number-columns-repeated="4"/>
          <table:table-cell table:style-name="ce28" office:value-type="float" office:value="24" calcext:value-type="float" table:number-columns-spanned="1" table:number-rows-spanned="4">
            <text:p>2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52:30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7"/>
          <table:table-cell table:style-name="ce6" office:value-type="string" calcext:value-type="string" table:number-columns-spanned="2" table:number-rows-spanned="52">
            <text:p>Nebusaradan führt 745 weg (Nebukadnezar 23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0" calcext:value-type="float" table:number-columns-spanned="1" table:number-rows-spanned="2">
            <text:p>366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2" calcext:value-type="float" table:number-columns-spanned="1" table:number-rows-spanned="6">
            <text:p>32</text:p>
          </table:table-cell>
          <table:covered-table-cell table:style-name="ce9"/>
          <table:table-cell table:number-columns-repeated="4"/>
          <table:table-cell table:style-name="ce28" office:value-type="float" office:value="25" calcext:value-type="float" table:number-columns-spanned="1" table:number-rows-spanned="6">
            <text:p>2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40:1</text:p>
          </table:table-cell>
          <table:table-cell table:style-name="ce3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string" calcext:value-type="string" table:number-columns-spanned="1" table:number-rows-spanned="2">
            <text:p>14.x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8">
            <text:p>25. Jahr unserer Wegführung = 14. Jahr nachdem Stadt geschlagen wurde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1" calcext:value-type="float" table:number-columns-spanned="1" table:number-rows-spanned="2">
            <text:p>366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3" calcext:value-type="float" table:number-columns-spanned="1" table:number-rows-spanned="4">
            <text:p>33</text:p>
          </table:table-cell>
          <table:covered-table-cell table:style-name="ce9"/>
          <table:table-cell table:number-columns-repeated="4"/>
          <table:table-cell table:style-name="ce28" office:value-type="float" office:value="26" calcext:value-type="float" table:number-columns-spanned="1" table:number-rows-spanned="4">
            <text:p>2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40:1</text:p>
          </table:table-cell>
          <table:table-cell table:style-name="ce3"/>
          <table:table-cell table:number-columns-repeated="2"/>
          <table:covered-table-cell table:number-columns-repeated="2"/>
          <table:table-cell/>
          <table:table-cell table:style-name="ce6" office:value-type="string" calcext:value-type="string" table:number-columns-spanned="1" table:number-rows-spanned="4">
            <text:p>Am 1. 1</text:p>
          </table:table-cell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2" calcext:value-type="float" table:number-columns-spanned="1" table:number-rows-spanned="2">
            <text:p>3662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4" calcext:value-type="float" table:number-columns-spanned="1" table:number-rows-spanned="4">
            <text:p>34</text:p>
          </table:table-cell>
          <table:covered-table-cell table:style-name="ce9"/>
          <table:table-cell table:number-columns-repeated="4"/>
          <table:table-cell table:style-name="ce28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3" calcext:value-type="float" table:number-columns-spanned="1" table:number-rows-spanned="2">
            <text:p>366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5" calcext:value-type="float" table:number-columns-spanned="1" table:number-rows-spanned="3">
            <text:p>35</text:p>
          </table:table-cell>
          <table:table-cell table:number-columns-repeated="5"/>
          <table:table-cell table:style-name="ce28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4" calcext:value-type="float" table:number-columns-spanned="1" table:number-rows-spanned="2">
            <text:p>366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6" calcext:value-type="float" table:number-columns-spanned="1" table:number-rows-spanned="3">
            <text:p>36</text:p>
          </table:table-cell>
          <table:table-cell table:number-columns-repeated="5"/>
          <table:table-cell table:style-name="ce28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5" calcext:value-type="float" table:number-columns-spanned="1" table:number-rows-spanned="2">
            <text:p>3665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7" calcext:value-type="float" table:number-columns-spanned="1" table:number-rows-spanned="4">
            <text:p>37</text:p>
          </table:table-cell>
          <table:table-cell table:number-columns-repeated="5"/>
          <table:table-cell table:style-name="ce28" office:value-type="float" office:value="30" calcext:value-type="float" table:number-columns-spanned="1" table:number-rows-spanned="4">
            <text:p>3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-568" calcext:value-type="float" table:number-columns-spanned="1" table:number-rows-spanned="2">
            <text:p>-568</text:p>
          </table:table-cell>
          <table:table-cell table:style-name="ce52" office:value-type="string" calcext:value-type="string">
            <text:p>VAT 4956: 37. Regierungsjahr Nebukadnezars = 567 v. Chr.</text:p>
          </table:table-cell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6" calcext:value-type="float" table:number-columns-spanned="1" table:number-rows-spanned="2">
            <text:p>366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8" office:value-type="float" office:value="31" calcext:value-type="float" table:number-columns-spanned="1" table:number-rows-spanned="4">
            <text:p>3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7" calcext:value-type="float" table:number-columns-spanned="1" table:number-rows-spanned="2">
            <text:p>366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8" office:value-type="float" office:value="32" calcext:value-type="float" table:number-columns-spanned="1" table:number-rows-spanned="3">
            <text:p>3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8" calcext:value-type="float" table:number-columns-spanned="1" table:number-rows-spanned="2">
            <text:p>366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8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9" calcext:value-type="float" table:number-columns-spanned="1" table:number-rows-spanned="2">
            <text:p>366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8" office:value-type="float" office:value="34" calcext:value-type="float" table:number-columns-spanned="1" table:number-rows-spanned="4">
            <text:p>3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70" calcext:value-type="float" table:number-columns-spanned="1" table:number-rows-spanned="2">
            <text:p>367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8" office:value-type="float" office:value="35" calcext:value-type="float" table:number-columns-spanned="1" table:number-rows-spanned="4">
            <text:p>3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71" calcext:value-type="float" table:number-columns-spanned="1" table:number-rows-spanned="2">
            <text:p>367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8" office:value-type="float" office:value="36" calcext:value-type="float" table:number-columns-spanned="1" table:number-rows-spanned="6">
            <text:p>3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-562" calcext:value-type="float" table:number-columns-spanned="1" table:number-rows-spanned="2">
            <text:p>-562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string" calcext:value-type="string" table:number-columns-spanned="1" table:number-rows-spanned="2">
            <text:p>3672<text:span text:style-name="T2">=3636+36</text:span>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4" office:value-type="string" calcext:value-type="string" table:number-columns-spanned="1" table:number-rows-spanned="15">
            <text:p>Ewil-Merodach</text:p>
          </table:table-cell>
          <table:table-cell table:number-columns-repeated="4"/>
          <table:table-cell table:style-name="ce28" office:value-type="float" office:value="37" calcext:value-type="float" table:number-columns-spanned="1" table:number-rows-spanned="6">
            <text:p>3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9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5:27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Jer 52:31</text:p>
          </table:table-cell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9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string" calcext:value-type="string" table:number-columns-spanned="1" table:number-rows-spanned="2">
            <text:p>25/27.12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covered-table-cell/>
          <table:table-cell table:number-columns-repeated="4"/>
          <table:table-cell table:style-name="ce6" office:value-type="string" calcext:value-type="string" table:number-columns-spanned="3" table:number-rows-spanned="10">
            <text:p>Im 37. J der Wegführung Jojakins erhebt Ewil-Merodak Jojakins Haupt</text:p>
          </table:table-cell>
          <table:covered-table-cell table:number-columns-repeated="2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9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8"/>
          <table:covered-table-cell table:number-columns-repeated="3"/>
          <table:table-cell/>
          <table:table-cell table:style-name="ce6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9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3"/>
          <table:covered-table-cell table:style-name="ce9"/>
          <table:table-cell/>
          <table:table-cell table:style-name="ce29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98" calcext:value-type="float" table:number-columns-spanned="1" table:number-rows-spanned="2">
            <text:p>369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6" office:value-type="float" office:value="1" calcext:value-type="float" table:number-columns-spanned="1" table:number-rows-spanned="7">
            <text:p>1</text:p>
          </table:table-cell>
          <table:table-cell table:style-name="ce27" office:value-type="string" calcext:value-type="string" table:number-columns-spanned="1" table:number-rows-spanned="16">
            <text:p>Kores, K. v. Persien</text:p>
          </table:table-cell>
          <table:table-cell table:number-columns-repeated="5"/>
          <table:table-cell table:style-name="ce37" office:value-type="string" calcext:value-type="string" table:number-columns-spanned="1" table:number-rows-spanned="24">
            <text:p>Daniel</text:p>
          </table:table-cell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r 1:1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2. Chr 36:22</text:p>
          </table:table-cell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covered-table-cell/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99" calcext:value-type="float" table:number-columns-spanned="1" table:number-rows-spanned="2">
            <text:p>369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/>
          <table:table-cell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700" calcext:value-type="float" table:number-columns-spanned="1" table:number-rows-spanned="2">
            <text:p>370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6"/>
          <table:table-cell table:style-name="ce6" office:value-type="float" office:value="3" calcext:value-type="float" table:number-columns-spanned="1" table:number-rows-spanned="6">
            <text:p>3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10:1</text:p>
          </table:table-cell>
          <table:table-cell table:style-name="ce3"/>
          <table:table-cell table:number-columns-repeated="21"/>
          <table:covered-table-cell table:style-name="ce6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1"/>
          <table:covered-table-cell table:style-name="ce6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4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701" calcext:value-type="float" table:number-columns-spanned="1" table:number-rows-spanned="2">
            <text:p>370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712" calcext:value-type="float" table:number-columns-spanned="1" table:number-rows-spanned="2">
            <text:p>371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1" calcext:value-type="float" table:number-columns-spanned="1" table:number-rows-spanned="6">
            <text:p>1</text:p>
          </table:table-cell>
          <table:table-cell table:style-name="ce27" office:value-type="string" calcext:value-type="string" table:number-columns-spanned="1" table:number-rows-spanned="51">
            <text:p>Darius, K. v. Persion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9:1</text:p>
          </table:table-cell>
          <table:table-cell table:style-name="ce3"/>
          <table:table-cell table:number-columns-repeated="24"/>
          <table:covered-table-cell table:style-name="ce6"/>
          <table:covered-table-cell table:style-name="ce27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 table:number-columns-repeated="2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17">
            <text:p>Daniel, 70 Jahre verwüstung sollen vollendet werden</text:p>
          </table:table-cell>
          <table:covered-table-cell/>
          <table:table-cell table:number-columns-repeated="20"/>
          <table:covered-table-cell table:style-name="ce6"/>
          <table:covered-table-cell table:style-name="ce27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 table:number-columns-repeated="2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6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713" calcext:value-type="float" table:number-columns-spanned="1" table:number-rows-spanned="2">
            <text:p>371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table-cell table:style-name="ce30" office:value-type="float" office:value="2" calcext:value-type="float" table:number-columns-spanned="1" table:number-rows-spanned="24">
            <text:p>2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1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float" office:value="1.6" calcext:value-type="float" table:number-columns-spanned="1" table:number-rows-spanned="2">
            <text:p>1.6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1:15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float" office:value="24.6" calcext:value-type="float" table:number-columns-spanned="1" table:number-rows-spanned="2">
            <text:p>24.6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2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float" office:value="21.7" calcext:value-type="float" table:number-columns-spanned="1" table:number-rows-spanned="2">
            <text:p>21.7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1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string" calcext:value-type="string" table:number-columns-spanned="1" table:number-rows-spanned="2">
            <text:p>8. Monat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27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8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2:10</text:p>
          </table:table-cell>
          <table:table-cell table:style-name="ce3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float" office:value="24.9" calcext:value-type="float" table:number-columns-spanned="1" table:number-rows-spanned="2">
            <text:p>24.9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27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8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1:7</text:p>
          </table:table-cell>
          <table:table-cell table:style-name="ce3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float" office:value="24.11" calcext:value-type="float" table:number-columns-spanned="1" table:number-rows-spanned="2">
            <text:p>24.11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27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1:12</text:p>
          </table:table-cell>
          <table:table-cell table:style-name="ce3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style-name="ce30"/>
          <table:covered-table-cell/>
          <table:table-cell table:number-columns-repeated="5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714" calcext:value-type="float" table:number-columns-spanned="1" table:number-rows-spanned="2">
            <text:p>371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715" calcext:value-type="float" table:number-columns-spanned="1" table:number-rows-spanned="2">
            <text:p>371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4" calcext:value-type="float" table:number-columns-spanned="1" table:number-rows-spanned="7">
            <text:p>4</text:p>
          </table:table-cell>
          <table:covered-table-cell/>
          <table:table-cell table:number-columns-repeated="5"/>
          <table:covered-table-cell/>
          <table:table-cell table:number-columns-repeated="5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7:1-5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46"/>
          <table:table-cell table:style-name="ce44"/>
          <table:table-cell table:style-name="ce49" office:value-type="float" office:value="4.9" calcext:value-type="float" table:number-columns-spanned="1" table:number-rows-spanned="2">
            <text:p>4.9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10"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3716" calcext:value-type="float" table:number-columns-spanned="1" table:number-rows-spanned="2">
            <text:p>371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3717" calcext:value-type="float" table:number-columns-spanned="1" table:number-rows-spanned="2">
            <text:p>371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6" calcext:value-type="float" table:number-columns-spanned="1" table:number-rows-spanned="8">
            <text:p>6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style-name="ce6"/>
          <table:covered-table-cell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style-name="ce6"/>
          <table:covered-table-cell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style-name="ce6"/>
          <table:covered-table-cell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r 6:15</text:p>
          </table:table-cell>
          <table:table-cell table:style-name="ce3"/>
          <table:table-cell table:number-columns-repeated="24"/>
          <table:covered-table-cell table:style-name="ce6"/>
          <table:covered-table-cell/>
          <table:table-cell table:number-columns-repeated="10"/>
          <table:table-cell table:style-name="ce46"/>
          <table:table-cell table:style-name="ce44"/>
          <table:table-cell table:style-name="ce49" office:value-type="string" calcext:value-type="string" table:number-columns-spanned="1" table:number-rows-spanned="2">
            <text:p>3.12 (Adar)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table-cell table:style-name="ce14" office:value-type="string" calcext:value-type="string" table:number-columns-spanned="1" table:number-rows-spanned="111">
            <text:p>69 Wochen, Dan 9:24-25</text:p>
          </table:table-cell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/>
          <table:table-cell table:style-name="ce45"/>
          <table:table-cell table:style-name="ce44"/>
          <table:table-cell table:style-name="ce48" office:value-type="float" office:value="3718" calcext:value-type="float" table:number-columns-spanned="1" table:number-rows-spanned="2">
            <text:p>371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45"/>
          <table:table-cell table:style-name="ce44"/>
          <table:table-cell table:style-name="ce48" office:value-type="float" office:value="3749" calcext:value-type="float" table:number-columns-spanned="1" table:number-rows-spanned="2">
            <text:p>374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1"/>
          <table:table-cell table:style-name="ce34" office:value-type="string" calcext:value-type="string" table:number-columns-spanned="1" table:number-rows-spanned="34">
            <text:p>Ahasveros</text:p>
          </table:table-cell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750" calcext:value-type="float" table:number-columns-spanned="1" table:number-rows-spanned="2">
            <text:p>375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751" calcext:value-type="float" table:number-columns-spanned="1" table:number-rows-spanned="2">
            <text:p>375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752" calcext:value-type="float" table:number-columns-spanned="1" table:number-rows-spanned="2">
            <text:p>375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t 1:3</text:p>
          </table:table-cell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753" calcext:value-type="float" table:number-columns-spanned="1" table:number-rows-spanned="2">
            <text:p>375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754" calcext:value-type="float" table:number-columns-spanned="1" table:number-rows-spanned="2">
            <text:p>375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755" calcext:value-type="float" table:number-columns-spanned="1" table:number-rows-spanned="2">
            <text:p>375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756" calcext:value-type="float" table:number-columns-spanned="1" table:number-rows-spanned="2">
            <text:p>375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t 2:16</text:p>
          </table:table-cell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4"/>
          <table:table-cell table:style-name="ce49" office:value-type="string" calcext:value-type="string" table:number-columns-spanned="1" table:number-rows-spanned="2">
            <text:p>x.10 (Tebeth)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47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757" calcext:value-type="float" table:number-columns-spanned="1" table:number-rows-spanned="2">
            <text:p>375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761" calcext:value-type="float" table:number-columns-spanned="1" table:number-rows-spanned="2">
            <text:p>3761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t 3:7</text:p>
          </table:table-cell>
          <table:table-cell table:style-name="ce3"/>
          <table:table-cell table:number-columns-repeated="27"/>
          <table:table-cell table:style-name="ce6" office:value-type="float" office:value="12" calcext:value-type="float" table:number-columns-spanned="1" table:number-rows-spanned="4">
            <text:p>12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4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/>
          <table:table-cell table:number-columns-repeated="6"/>
          <table:covered-table-cell/>
          <table:table-cell/>
          <table:table-cell table:style-name="ce45"/>
          <table:table-cell table:style-name="ce44"/>
          <table:table-cell table:style-name="ce48" office:value-type="float" office:value="3762" calcext:value-type="float" table:number-columns-spanned="1" table:number-rows-spanned="2">
            <text:p>376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45"/>
          <table:table-cell table:style-name="ce44"/>
          <table:table-cell table:style-name="ce48" office:value-type="float" office:value="3770" calcext:value-type="float" table:number-columns-spanned="1" table:number-rows-spanned="2">
            <text:p>377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28"/>
          <table:table-cell table:style-name="ce34" office:value-type="string" calcext:value-type="string" table:number-columns-spanned="1" table:number-rows-spanned="44">
            <text:p>Artasasta</text:p>
          </table:table-cell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71" calcext:value-type="float" table:number-columns-spanned="1" table:number-rows-spanned="2">
            <text:p>377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72" calcext:value-type="float" table:number-columns-spanned="1" table:number-rows-spanned="2">
            <text:p>377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73" calcext:value-type="float" table:number-columns-spanned="1" table:number-rows-spanned="2">
            <text:p>377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74" calcext:value-type="float" table:number-columns-spanned="1" table:number-rows-spanned="2">
            <text:p>377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75" calcext:value-type="float" table:number-columns-spanned="1" table:number-rows-spanned="2">
            <text:p>377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76" calcext:value-type="float" table:number-columns-spanned="1" table:number-rows-spanned="2">
            <text:p>377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77" calcext:value-type="float" table:number-columns-spanned="1" table:number-rows-spanned="2">
            <text:p>377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r 7:7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78" calcext:value-type="float" table:number-columns-spanned="1" table:number-rows-spanned="2">
            <text:p>377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4"/>
          <table:table-cell table:style-name="ce45"/>
          <table:table-cell table:style-name="ce48" office:value-type="float" office:value="-445" calcext:value-type="float" table:number-columns-spanned="1" table:number-rows-spanned="2">
            <text:p>-445</text:p>
          </table:table-cell>
          <table:table-cell table:style-name="ce8" office:value-type="string" calcext:value-type="string">
            <text:p>Sir Robert Anderson</text:p>
          </table:table-cell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89" calcext:value-type="float" table:number-columns-spanned="1" table:number-rows-spanned="2">
            <text:p>378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90" calcext:value-type="float" table:number-columns-spanned="1" table:number-rows-spanned="2">
            <text:p>3790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Neh 2:1</text:p>
          </table:table-cell>
          <table:table-cell table:style-name="ce3"/>
          <table:table-cell table:number-columns-repeated="24"/>
          <table:table-cell table:style-name="ce6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91" calcext:value-type="float" table:number-columns-spanned="1" table:number-rows-spanned="2">
            <text:p>379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802" calcext:value-type="float" table:number-columns-spanned="1" table:number-rows-spanned="2">
            <text:p>380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32" calcext:value-type="float" table:number-columns-spanned="1" table:number-rows-spanned="9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Neh 5:14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Neh 13:6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/>
          <table:table-cell table:style-name="ce45"/>
          <table:table-cell table:style-name="ce44"/>
          <table:table-cell table:style-name="ce48" office:value-type="float" office:value="3803" calcext:value-type="float" table:number-columns-spanned="1" table:number-rows-spanned="2">
            <text:p>380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45"/>
          <table:table-cell table:style-name="ce48" office:value-type="float" office:value="-171" calcext:value-type="float" table:number-columns-spanned="1" table:number-rows-spanned="2">
            <text:p>-171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5"/>
          <table:table-cell table:style-name="ce44"/>
          <table:table-cell table:style-name="ce48" office:value-type="float" office:value="4063" calcext:value-type="float" table:number-columns-spanned="1" table:number-rows-spanned="2">
            <text:p>4063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45"/>
          <table:table-cell table:style-name="ce44"/>
          <table:table-cell table:style-name="ce48" office:value-type="float" office:value="4146" calcext:value-type="float" table:number-columns-spanned="1" table:number-rows-spanned="2">
            <text:p>414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4"/>
          <table:table-cell/>
          <table:table-cell table:style-name="ce45"/>
          <table:table-cell table:style-name="ce48" office:value-type="float" office:value="-37" calcext:value-type="float" table:number-columns-spanned="1" table:number-rows-spanned="2">
            <text:p>-37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5"/>
          <table:table-cell table:style-name="ce44"/>
          <table:table-cell table:style-name="ce48" office:value-type="float" office:value="4197" calcext:value-type="float" table:number-columns-spanned="1" table:number-rows-spanned="2">
            <text:p>419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table-cell table:style-name="ce6" office:value-type="string" calcext:value-type="string" table:number-columns-spanned="2" table:number-rows-spanned="6">
            <text:p>37 v. Chr. Übernimmt Herodes die Macht in Jerusalem</text:p>
          </table:table-cell>
          <table:covered-table-cell/>
          <table:table-cell/>
          <table:table-cell table:style-name="ce6" office:value-type="string" calcext:value-type="string" table:number-columns-spanned="2" table:number-rows-spanned="6">
            <text:p>Gem. Josephus ein Sab batjahr</text:p>
          </table:table-cell>
          <table:covered-table-cell/>
          <table:table-cell table:number-columns-repeated="27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/>
          <table:table-cell table:style-name="ce45"/>
          <table:table-cell table:style-name="ce44"/>
          <table:table-cell table:style-name="ce48" office:value-type="float" office:value="4200" calcext:value-type="float" table:number-columns-spanned="1" table:number-rows-spanned="2">
            <text:p>420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35"/>
        </table:table-row>
        <table:table-row table:style-name="ro2">
          <table:table-cell table:number-columns-repeated="39"/>
          <table:table-cell table:style-name="ce45"/>
          <table:table-cell table:style-name="ce44"/>
          <table:table-cell table:style-name="ce48" office:value-type="float" office:value="4207" calcext:value-type="float" table:number-columns-spanned="1" table:number-rows-spanned="2">
            <text:p>420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9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 table:number-rows-repeated="2">
          <table:table-cell table:number-columns-repeated="45"/>
        </table:table-row>
        <table:table-row table:style-name="ro2">
          <table:table-cell table:number-columns-repeated="42"/>
          <table:table-cell table:style-name="ce45"/>
          <table:table-cell table:style-name="ce48" office:value-type="float" office:value="-20" calcext:value-type="float" table:number-columns-spanned="1" table:number-rows-spanned="2">
            <text:p>-20</text:p>
          </table:table-cell>
          <table:table-cell/>
        </table:table-row>
        <table:table-row table:style-name="ro2">
          <table:table-cell table:number-columns-repeated="39"/>
          <table:table-cell table:style-name="ce45"/>
          <table:table-cell table:style-name="ce44"/>
          <table:table-cell table:style-name="ce48" office:value-type="float" office:value="4214" calcext:value-type="float" table:number-columns-spanned="1" table:number-rows-spanned="2">
            <text:p>4214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9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8"/>
          <table:table-cell table:style-name="ce35" office:value-type="string" calcext:value-type="string" table:number-columns-spanned="1" table:number-rows-spanned="144">
            <text:p>Tempelumbau unter Herodes (Joh 2:20) – Beginn 1000 Jahre nach Fertigstellung des Tempels unter Salomo</text:p>
          </table:table-cell>
          <table:table-cell table:number-columns-repeated="16"/>
        </table:table-row>
        <table:table-row table:style-name="ro2">
          <table:table-cell table:number-columns-repeated="28"/>
          <table:covered-table-cell/>
          <table:table-cell table:number-columns-repeated="10"/>
          <table:table-cell table:style-name="ce45"/>
          <table:table-cell table:style-name="ce44"/>
          <table:table-cell table:style-name="ce48" office:value-type="float" office:value="4215" calcext:value-type="float" table:number-columns-spanned="1" table:number-rows-spanned="2">
            <text:p>421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16" calcext:value-type="float" table:number-columns-spanned="1" table:number-rows-spanned="2">
            <text:p>421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17" calcext:value-type="float" table:number-columns-spanned="1" table:number-rows-spanned="2">
            <text:p>421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18" calcext:value-type="float" table:number-columns-spanned="1" table:number-rows-spanned="2">
            <text:p>421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19" calcext:value-type="float" table:number-columns-spanned="1" table:number-rows-spanned="2">
            <text:p>421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0" calcext:value-type="float" table:number-columns-spanned="1" table:number-rows-spanned="2">
            <text:p>422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1" calcext:value-type="float" table:number-columns-spanned="1" table:number-rows-spanned="2">
            <text:p>422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2" calcext:value-type="float" table:number-columns-spanned="1" table:number-rows-spanned="2">
            <text:p>422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3" calcext:value-type="float" table:number-columns-spanned="1" table:number-rows-spanned="2">
            <text:p>422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4" calcext:value-type="float" table:number-columns-spanned="1" table:number-rows-spanned="2">
            <text:p>422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5" calcext:value-type="float" table:number-columns-spanned="1" table:number-rows-spanned="2">
            <text:p>422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6" calcext:value-type="float" table:number-columns-spanned="1" table:number-rows-spanned="2">
            <text:p>422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7" calcext:value-type="float" table:number-columns-spanned="1" table:number-rows-spanned="2">
            <text:p>422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8" calcext:value-type="float" table:number-columns-spanned="1" table:number-rows-spanned="2">
            <text:p>422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9" calcext:value-type="float" table:number-columns-spanned="1" table:number-rows-spanned="2">
            <text:p>422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5" calcext:value-type="float" table:number-columns-spanned="1" table:number-rows-spanned="5">
            <text:p>15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3"/>
          <table:table-cell table:style-name="ce45"/>
          <table:table-cell table:style-name="ce48" office:value-type="float" office:value="-4" calcext:value-type="float" table:number-columns-spanned="1" table:number-rows-spanned="2">
            <text:p>-4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30" calcext:value-type="float" table:number-columns-spanned="1" table:number-rows-spanned="2">
            <text:p>423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16" calcext:value-type="float" table:number-columns-spanned="1" table:number-rows-spanned="4">
            <text:p>16</text:p>
          </table:table-cell>
          <table:covered-table-cell/>
          <table:table-cell table:number-columns-repeated="11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table-cell table:style-name="ce39" office:value-type="string" calcext:value-type="string" table:number-columns-spanned="1" table:number-rows-spanned="111">
            <text:p>Jesus Christus</text:p>
          </table:table-cell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5"/>
          <table:table-cell table:style-name="ce44"/>
          <table:table-cell table:style-name="ce48" office:value-type="float" office:value="4231" calcext:value-type="float" table:number-columns-spanned="1" table:number-rows-spanned="2">
            <text:p>423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5"/>
          <table:table-cell table:style-name="ce44"/>
          <table:table-cell table:style-name="ce48" office:value-type="float" office:value="4232" calcext:value-type="float" table:number-columns-spanned="1" table:number-rows-spanned="2">
            <text:p>423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5"/>
          <table:table-cell table:style-name="ce44"/>
          <table:table-cell table:style-name="ce48" office:value-type="float" office:value="4233" calcext:value-type="float" table:number-columns-spanned="1" table:number-rows-spanned="2">
            <text:p>423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5"/>
          <table:table-cell table:style-name="ce44"/>
          <table:table-cell table:style-name="ce48" office:value-type="float" office:value="4234" calcext:value-type="float" table:number-columns-spanned="1" table:number-rows-spanned="2">
            <text:p>423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5"/>
          <table:table-cell table:style-name="ce44"/>
          <table:table-cell table:style-name="ce48" office:value-type="float" office:value="4235" calcext:value-type="float" table:number-columns-spanned="1" table:number-rows-spanned="2">
            <text:p>423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5"/>
          <table:table-cell table:style-name="ce44"/>
          <table:table-cell table:style-name="ce48" office:value-type="float" office:value="4236" calcext:value-type="float" table:number-columns-spanned="1" table:number-rows-spanned="2">
            <text:p>423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5"/>
          <table:table-cell table:style-name="ce44"/>
          <table:table-cell table:style-name="ce48" office:value-type="float" office:value="4237" calcext:value-type="float" table:number-columns-spanned="1" table:number-rows-spanned="2">
            <text:p>423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5"/>
          <table:table-cell table:style-name="ce44"/>
          <table:table-cell table:style-name="ce48" office:value-type="float" office:value="4238" calcext:value-type="float" table:number-columns-spanned="1" table:number-rows-spanned="2">
            <text:p>423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4" calcext:value-type="float" table:number-columns-spanned="1" table:number-rows-spanned="3">
            <text:p>24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5"/>
          <table:table-cell table:style-name="ce44"/>
          <table:table-cell table:style-name="ce48" office:value-type="float" office:value="4239" calcext:value-type="float" table:number-columns-spanned="1" table:number-rows-spanned="2">
            <text:p>423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5"/>
          <table:table-cell table:style-name="ce44"/>
          <table:table-cell table:style-name="ce48" office:value-type="float" office:value="4240" calcext:value-type="float" table:number-columns-spanned="1" table:number-rows-spanned="2">
            <text:p>424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5"/>
          <table:table-cell table:style-name="ce44"/>
          <table:table-cell table:style-name="ce48" office:value-type="float" office:value="4241" calcext:value-type="float" table:number-columns-spanned="1" table:number-rows-spanned="2">
            <text:p>424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4"/>
          <table:table-cell table:style-name="ce45"/>
          <table:table-cell table:style-name="ce48" office:value-type="float" office:value="9" calcext:value-type="float" table:number-columns-spanned="1" table:number-rows-spanned="2">
            <text:p>9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4242" calcext:value-type="float" table:number-columns-spanned="1" table:number-rows-spanned="2">
            <text:p>4242</text:p>
          </table:table-cell>
          <table:table-cell table:style-name="ce4"/>
          <table:covered-table-cell/>
          <table:table-cell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Lk 2:42</text:p>
          </table:table-cell>
          <table:table-cell table:style-name="ce3"/>
          <table:table-cell table:number-columns-repeated="24"/>
          <table:table-cell table:style-name="ce6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number-columns-repeated="25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4243" calcext:value-type="float" table:number-columns-spanned="1" table:number-rows-spanned="2">
            <text:p>424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4244" calcext:value-type="float" table:number-columns-spanned="1" table:number-rows-spanned="2">
            <text:p>424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0" calcext:value-type="float" table:number-columns-spanned="1" table:number-rows-spanned="3">
            <text:p>30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4245" calcext:value-type="float" table:number-columns-spanned="1" table:number-rows-spanned="2">
            <text:p>424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1" calcext:value-type="float" table:number-columns-spanned="1" table:number-rows-spanned="3">
            <text:p>31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4"/>
          <table:table-cell table:style-name="ce45"/>
          <table:table-cell table:style-name="ce48" office:value-type="float" office:value="13" calcext:value-type="float" table:number-columns-spanned="1" table:number-rows-spanned="2">
            <text:p>13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4246" calcext:value-type="float" table:number-columns-spanned="1" table:number-rows-spanned="2">
            <text:p>424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32" calcext:value-type="float" table:number-columns-spanned="1" table:number-rows-spanned="4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table-cell table:style-name="ce6" office:value-type="float" office:value="1" calcext:value-type="float" table:number-columns-spanned="1" table:number-rows-spanned="3">
            <text:p>1</text:p>
          </table:table-cell>
          <table:table-cell table:style-name="ce39" office:value-type="string" calcext:value-type="string" table:number-columns-spanned="1" table:number-rows-spanned="50">
            <text:p>Tiberius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14" calcext:value-type="float" table:number-columns-spanned="1" table:number-rows-spanned="2">
            <text:p>14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47" calcext:value-type="float" table:number-columns-spanned="1" table:number-rows-spanned="2">
            <text:p>424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4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48" calcext:value-type="float" table:number-columns-spanned="1" table:number-rows-spanned="2">
            <text:p>424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4" calcext:value-type="float" table:number-columns-spanned="1" table:number-rows-spanned="3">
            <text:p>34</text:p>
          </table:table-cell>
          <table:covered-table-cell/>
          <table:table-cell table:number-columns-repeated="4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49" calcext:value-type="float" table:number-columns-spanned="1" table:number-rows-spanned="2">
            <text:p>424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5" calcext:value-type="float" table:number-columns-spanned="1" table:number-rows-spanned="3">
            <text:p>35</text:p>
          </table:table-cell>
          <table:covered-table-cell/>
          <table:table-cell table:number-columns-repeated="4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0" calcext:value-type="float" table:number-columns-spanned="1" table:number-rows-spanned="2">
            <text:p>425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6" calcext:value-type="float" table:number-columns-spanned="1" table:number-rows-spanned="3">
            <text:p>36</text:p>
          </table:table-cell>
          <table:covered-table-cell/>
          <table:table-cell table:number-columns-repeated="4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1" calcext:value-type="float" table:number-columns-spanned="1" table:number-rows-spanned="2">
            <text:p>425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7" calcext:value-type="float" table:number-columns-spanned="1" table:number-rows-spanned="3">
            <text:p>37</text:p>
          </table:table-cell>
          <table:covered-table-cell/>
          <table:table-cell table:number-columns-repeated="4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2" calcext:value-type="float" table:number-columns-spanned="1" table:number-rows-spanned="2">
            <text:p>425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8" calcext:value-type="float" table:number-columns-spanned="1" table:number-rows-spanned="3">
            <text:p>38</text:p>
          </table:table-cell>
          <table:covered-table-cell/>
          <table:table-cell table:number-columns-repeated="4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3" calcext:value-type="float" table:number-columns-spanned="1" table:number-rows-spanned="2">
            <text:p>425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9" calcext:value-type="float" table:number-columns-spanned="1" table:number-rows-spanned="3">
            <text:p>39</text:p>
          </table:table-cell>
          <table:covered-table-cell/>
          <table:table-cell table:number-columns-repeated="4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4" calcext:value-type="float" table:number-columns-spanned="1" table:number-rows-spanned="2">
            <text:p>425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0" calcext:value-type="float" table:number-columns-spanned="1" table:number-rows-spanned="3">
            <text:p>40</text:p>
          </table:table-cell>
          <table:covered-table-cell/>
          <table:table-cell table:number-columns-repeated="4"/>
          <table:table-cell table:style-name="ce6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5" calcext:value-type="float" table:number-columns-spanned="1" table:number-rows-spanned="2">
            <text:p>425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1" calcext:value-type="float" table:number-columns-spanned="1" table:number-rows-spanned="3">
            <text:p>41</text:p>
          </table:table-cell>
          <table:covered-table-cell/>
          <table:table-cell table:number-columns-repeated="4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6" calcext:value-type="float" table:number-columns-spanned="1" table:number-rows-spanned="2">
            <text:p>425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2" calcext:value-type="float" table:number-columns-spanned="1" table:number-rows-spanned="3">
            <text:p>42</text:p>
          </table:table-cell>
          <table:covered-table-cell/>
          <table:table-cell table:number-columns-repeated="4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7" calcext:value-type="float" table:number-columns-spanned="1" table:number-rows-spanned="2">
            <text:p>425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3" calcext:value-type="float" table:number-columns-spanned="1" table:number-rows-spanned="3">
            <text:p>43</text:p>
          </table:table-cell>
          <table:covered-table-cell/>
          <table:table-cell table:number-columns-repeated="4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8" calcext:value-type="float" table:number-columns-spanned="1" table:number-rows-spanned="2">
            <text:p>425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4" calcext:value-type="float" table:number-columns-spanned="1" table:number-rows-spanned="3">
            <text:p>44</text:p>
          </table:table-cell>
          <table:covered-table-cell/>
          <table:table-cell table:number-columns-repeated="4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26" calcext:value-type="float" table:number-columns-spanned="1" table:number-rows-spanned="2">
            <text:p>26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9" calcext:value-type="float" table:number-columns-spanned="1" table:number-rows-spanned="2">
            <text:p>425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45" calcext:value-type="float" table:number-columns-spanned="1" table:number-rows-spanned="4">
            <text:p>45</text:p>
          </table:table-cell>
          <table:covered-table-cell/>
          <table:table-cell table:number-columns-repeated="4"/>
          <table:table-cell table:style-name="ce6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27" calcext:value-type="float" table:number-columns-spanned="1" table:number-rows-spanned="2">
            <text:p>27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60" calcext:value-type="float" table:number-columns-spanned="1" table:number-rows-spanned="2">
            <text:p>426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46" calcext:value-type="float" table:number-columns-spanned="1" table:number-rows-spanned="8">
            <text:p>46</text:p>
          </table:table-cell>
          <table:covered-table-cell/>
          <table:table-cell table:number-columns-repeated="4"/>
          <table:table-cell table:style-name="ce6" office:value-type="float" office:value="15" calcext:value-type="float" table:number-columns-spanned="1" table:number-rows-spanned="8">
            <text:p>15</text:p>
          </table:table-cell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Lk 3:1</text:p>
          </table:table-cell>
          <table:table-cell table:style-name="ce3"/>
          <table:table-cell table:number-columns-repeated="24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number-columns-repeated="25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oh 2:20</text:p>
          </table:table-cell>
          <table:table-cell table:style-name="ce3"/>
          <table:table-cell table:number-columns-repeated="24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number-columns-repeated="25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28" calcext:value-type="float" table:number-columns-spanned="1" table:number-rows-spanned="2">
            <text:p>28</text:p>
          </table:table-cell>
          <table:table-cell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table-cell table:style-name="ce45"/>
          <table:table-cell table:style-name="ce44"/>
          <table:table-cell table:style-name="ce48" office:value-type="float" office:value="4261" calcext:value-type="float" table:number-columns-spanned="1" table:number-rows-spanned="2">
            <text:p>4261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45"/>
          <table:table-cell table:style-name="ce48" office:value-type="float" office:value="29" calcext:value-type="float" table:number-columns-spanned="1" table:number-rows-spanned="2">
            <text:p>29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5"/>
          <table:table-cell table:style-name="ce44"/>
          <table:table-cell table:style-name="ce48" office:value-type="float" office:value="4262" calcext:value-type="float" table:number-columns-spanned="1" table:number-rows-spanned="2">
            <text:p>4262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45"/>
          <table:table-cell table:style-name="ce48" office:value-type="float" office:value="30" calcext:value-type="float" table:number-columns-spanned="1" table:number-rows-spanned="2">
            <text:p>30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5"/>
          <table:table-cell table:style-name="ce44"/>
          <table:table-cell table:style-name="ce48" office:value-type="float" office:value="4263" calcext:value-type="float" table:number-columns-spanned="1" table:number-rows-spanned="2">
            <text:p>4263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42"/>
          <table:table-cell table:style-name="ce45"/>
          <table:table-cell table:style-name="ce48" office:value-type="float" office:value="37" calcext:value-type="float" table:number-columns-spanned="1" table:number-rows-spanned="2">
            <text:p>37</text:p>
          </table:table-cell>
          <table:table-cell/>
        </table:table-row>
        <table:table-row table:style-name="ro2">
          <table:table-cell table:number-columns-repeated="39"/>
          <table:table-cell table:style-name="ce45"/>
          <table:table-cell table:style-name="ce44"/>
          <table:table-cell table:style-name="ce48" office:value-type="float" office:value="4270" calcext:value-type="float" table:number-columns-spanned="1" table:number-rows-spanned="2">
            <text:p>427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9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4"/>
          <table:table-cell table:style-name="ce8" office:value-type="string" calcext:value-type="string">
            <text:p>Paulus’ Bekehrung</text:p>
          </table:table-cell>
        </table:table-row>
        <table:table-row table:style-name="ro2">
          <table:table-cell table:number-columns-repeated="42"/>
          <table:table-cell table:style-name="ce45"/>
          <table:table-cell table:style-name="ce48" office:value-type="float" office:value="70" calcext:value-type="float" table:number-columns-spanned="1" table:number-rows-spanned="2">
            <text:p>70</text:p>
          </table:table-cell>
          <table:table-cell/>
        </table:table-row>
        <table:table-row table:style-name="ro2">
          <table:table-cell table:number-columns-repeated="39"/>
          <table:table-cell table:style-name="ce45"/>
          <table:table-cell table:style-name="ce44"/>
          <table:table-cell table:style-name="ce48" office:value-type="float" office:value="4303" calcext:value-type="float" table:number-columns-spanned="1" table:number-rows-spanned="2">
            <text:p>4303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9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 table:number-rows-repeated="3988">
          <table:table-cell table:number-columns-repeated="45"/>
        </table:table-row>
        <table:table-row table:style-name="ro2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17:01:05.941694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8:11:42.442548100</meta:creation-date>
    <meta:generator>LibreOffice/5.1.3.2$Linux_X86_64 LibreOffice_project/10m0$Build-2</meta:generator>
    <dc:date>2016-12-21T17:02:18.137903517</dc:date>
    <meta:editing-duration>P1DT8H4M33S</meta:editing-duration>
    <meta:editing-cycles>248</meta:editing-cycles>
    <meta:document-statistic meta:table-count="1" meta:cell-count="1233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AlignmentRotation"
args3(0).Value = 27000

dispatcher.executeDispatch(document, ".uno:AlignmentRotation", "", 0, args3())

rem ----------------------------------------------------------------------
dim args4(7) as new com.sun.star.beans.PropertyValue
args4(0).Name = "BorderOuter.LeftBorder"
args4(0).Value = Array(0,0,26,0,0,26)
args4(1).Name = "BorderOuter.LeftDistance"
args4(1).Value = 0
args4(2).Name = "BorderOuter.RightBorder"
args4(2).Value = Array(0,0,26,0,0,26)
args4(3).Name = "BorderOuter.RightDistance"
args4(3).Value = 0
args4(4).Name = "BorderOuter.TopBorder"
args4(4).Value = Array(0,0,26,0,0,26)
args4(5).Name = "BorderOuter.TopDistance"
args4(5).Value = 0
args4(6).Name = "BorderOuter.BottomBorder"
args4(6).Value = Array(0,0,26,0,0,26)
args4(7).Name = "BorderOuter.BottomDistance"
args4(7).Value = 0

dispatcher.executeDispatch(document, ".uno:BorderOuter", "", 0, args4())


end sub



sub VerticalBord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7) as new com.sun.star.beans.PropertyValue
args5(0).Name = "BorderOuter.LeftBorder"
args5(0).Value = Array(0,0,26,0,0,26)
args5(1).Name = "BorderOuter.LeftDistance"
args5(1).Value = 0
args5(2).Name = "BorderOuter.RightBorder"
args5(2).Value = Array(0,0,26,0,0,26)
args5(3).Name = "BorderOuter.RightDistance"
args5(3).Value = 0

args5(4).Name = "BorderOuter.TopBorder"
REM args5(4).Value = Array(0,0,26,0,0,26)
args5(4).Value = Array(0,0,0,0,0,0)

args5(5).Name = "BorderOuter.TopDistance"
args5(5).Value = 0
args5(6).Name = "BorderOuter.BottomBorder"
args5(6).Value = Array(0,0,26,0,0,26)
args5(7).Name = "BorderOuter.BottomDistance"
args5(7).Value = 0

dispatcher.executeDispatch(document, ".uno:BorderOuter", "", 0, args5())


end sub


sub Mer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5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0) as new com.sun.star.beans.PropertyValue
args5(0).Name = "WrapText"
args5(0).Value = true

dispatcher.executeDispatch(document, ".uno:WrapText", "", 0, args5())


end sub



sub Kommentar
   sheet = thiscomponent.getcurrentcontroller.activesheet
   cell = ThisComponent.getCurrentSelection() 
   sheet.Annotations.insertNew(cell.getCellAddress(), "TODO")
   cell.Annotation.isVisible = True
   
   	
   oNote = cell.Annotation
   oShape = oNote.AnnotationShape
   rem	oShape.FillColor = colorcode
   'oShape.Font="Arial"
   oShape.CharHeight = 7
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